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81aca6" draw:marker-start-width="0.359cm" draw:marker-end-width="0.359cm" draw:fill="none" draw:textarea-vertical-align="middle" fo:padding-top="0.178cm" fo:padding-bottom="0.178cm" fo:padding-left="0.303cm" fo:padding-right="0.303cm" draw:shadow="hidden" draw:shadow-opacity="17%"/>
    </style:style>
    <style:style style:name="gr2" style:family="graphic" style:parent-style-name="objectwithoutfill">
      <style:graphic-properties svg:stroke-width="0.106cm" svg:stroke-color="#81aca6" draw:marker-start="Rounded_20_large_20_Arrow" draw:marker-start-width="0.359cm" draw:marker-end="" draw:marker-end-width="0.359cm" draw:fill="none" draw:textarea-vertical-align="middle" fo:padding-top="0.178cm" fo:padding-bottom="0.178cm" fo:padding-left="0.303cm" fo:padding-right="0.303cm" draw:shadow="hidden" draw:shadow-opacity="17%"/>
    </style:style>
    <style:style style:name="gr3" style:family="graphic" style:parent-style-name="standard">
      <style:graphic-properties svg:stroke-width="0.035cm" svg:stroke-color="#ffd428" draw:marker-start="Arrow" draw:marker-start-width="0.352cm" draw:marker-end="Circle" draw:marker-end-width="0.352cm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ff860d" draw:marker-start="Arrow" draw:marker-start-width="0.352cm" draw:marker-end="Circle" draw:marker-end-width="0.352cm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ff0000" draw:marker-start="Arrow" draw:marker-start-width="0.352cm" draw:marker-end="Circle" draw:marker-end-width="0.3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789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491cm"/>
    </style:style>
    <style:style style:name="gr8" style:family="graphic" style:parent-style-name="standard">
      <style:graphic-properties draw:stroke="none" svg:stroke-color="#000000" draw:fill="none" draw:fill-color="#ffffff" fo:min-height="0.491cm"/>
    </style:style>
    <style:style style:name="gr9" style:family="graphic" style:parent-style-name="standard">
      <style:graphic-properties draw:stroke="none" draw:fill="none" draw:textarea-horizontal-align="justify" draw:textarea-vertical-align="middle" draw:auto-grow-height="false" fo:min-height="0.31cm" fo:min-width="0.078cm"/>
    </style:style>
    <style:style style:name="gr10" style:family="graphic" style:parent-style-name="objectwithoutfill">
      <style:graphic-properties svg:stroke-width="0.106cm" svg:stroke-color="#069a2e" draw:marker-start="" draw:marker-start-width="0.359cm" draw:marker-end="Rounded_20_large_20_Arrow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svg:stroke-color="#729fcf" draw:marker-start="" draw:marker-start-width="0.359cm" draw:marker-end="Rounded_20_large_20_Arrow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ff860d" draw:marker-start="" draw:marker-start-width="0.359cm" draw:marker-end="Rounded_20_large_20_Arrow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svg:stroke-color="#8d1d75" draw:marker-start="" draw:marker-start-width="0.359cm" draw:marker-end="Rounded_20_large_20_Arrow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106cm" svg:stroke-color="#5983b0" draw:marker-start="" draw:marker-start-width="0.359cm" draw:marker-end="Rounded_20_large_20_Arrow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0.706cm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1.273cm"/>
    </style:style>
    <style:style style:name="gr17" style:family="graphic" style:parent-style-name="standard">
      <style:graphic-properties draw:stroke="none" draw:fill="none" draw:fill-color="#729fcf" draw:textarea-horizontal-align="justify" draw:textarea-vertical-align="middle" draw:auto-grow-height="false" fo:min-height="0.31cm" fo:min-width="0.078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1.772cm" fo:min-width="1.842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1.099cm" fo:min-width="1.524cm"/>
    </style:style>
    <style:style style:name="gr20" style:family="graphic" style:parent-style-name="objectwithoutfill">
      <style:graphic-properties svg:stroke-color="#000000" draw:fill="none" draw:textarea-vertical-align="middle"/>
    </style:style>
    <style:style style:name="gr21" style:family="graphic" style:parent-style-name="standard">
      <style:graphic-properties svg:stroke-opacity="0%" draw:fill="none" draw:textarea-horizontal-align="justify" draw:textarea-vertical-align="middle" draw:auto-grow-height="false" fo:min-height="13.343cm" fo:min-width="23.081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.276cm" fo:min-width="0.491cm"/>
    </style:style>
    <style:style style:name="gr23" style:family="graphic" style:parent-style-name="standard">
      <style:graphic-properties svg:stroke-color="#000000" draw:fill="gradient" draw:fill-gradient-name="Gradient_20_22" draw:textarea-horizontal-align="justify" draw:textarea-vertical-align="middle" draw:auto-grow-height="false" fo:min-height="1.772cm" fo:min-width="1.842cm"/>
    </style:style>
    <style:style style:name="gr24" style:family="graphic" style:parent-style-name="standard">
      <style:graphic-properties svg:stroke-color="#000000" draw:fill="gradient" draw:fill-gradient-name="Gradient_20_5" draw:textarea-horizontal-align="justify" draw:textarea-vertical-align="middle" draw:auto-grow-height="false" fo:min-height="1.099cm" fo:min-width="1.524cm"/>
    </style:style>
    <style:style style:name="gr25" style:family="graphic" style:parent-style-name="standard">
      <style:graphic-properties svg:stroke-color="#000000" draw:fill="gradient" draw:fill-gradient-name="Gradient_20_12" draw:textarea-horizontal-align="justify" draw:textarea-vertical-align="middle" draw:auto-grow-height="false" fo:min-height="1.099cm" fo:min-width="1.524cm"/>
    </style:style>
    <style:style style:name="gr26" style:family="graphic" style:parent-style-name="standard">
      <style:graphic-properties svg:stroke-color="#000000" draw:fill="gradient" draw:fill-gradient-name="Gradient_20_17" draw:textarea-horizontal-align="justify" draw:textarea-vertical-align="middle" draw:auto-grow-height="false" fo:min-height="1.099cm" fo:min-width="1.524cm"/>
    </style:style>
    <style:style style:name="gr27" style:family="graphic" style:parent-style-name="standard">
      <style:graphic-properties svg:stroke-color="#000000" draw:fill="gradient" draw:fill-gradient-name="Gradient_20_13" draw:textarea-horizontal-align="justify" draw:textarea-vertical-align="middle" draw:auto-grow-height="false" fo:min-height="1.099cm" fo:min-width="1.524cm"/>
    </style:style>
    <style:style style:name="gr28" style:family="graphic" style:parent-style-name="standard">
      <style:graphic-properties svg:stroke-color="#000000" draw:fill="gradient" draw:fill-gradient-name="Gradient_20_6" draw:textarea-horizontal-align="justify" draw:textarea-vertical-align="middle" draw:auto-grow-height="false" fo:min-height="1.099cm" fo:min-width="1.524cm"/>
    </style:style>
    <style:style style:name="gr29" style:family="graphic" style:parent-style-name="standard">
      <style:graphic-properties svg:stroke-color="#000000" draw:fill="gradient" draw:fill-gradient-name="Gradient_20_18" draw:textarea-horizontal-align="justify" draw:textarea-vertical-align="middle" draw:auto-grow-height="false" fo:min-height="1.099cm" fo:min-width="1.524cm"/>
    </style:style>
    <style:style style:name="gr30" style:family="graphic" style:parent-style-name="standard">
      <style:graphic-properties svg:stroke-color="#000000" draw:fill="gradient" draw:fill-gradient-name="Gradient_20_14" draw:textarea-horizontal-align="justify" draw:textarea-vertical-align="middle" draw:auto-grow-height="false" fo:min-height="1.099cm" fo:min-width="1.524cm"/>
    </style:style>
    <style:style style:name="gr31" style:family="graphic" style:parent-style-name="standard">
      <style:graphic-properties svg:stroke-color="#000000" draw:fill="gradient" draw:fill-gradient-name="Gradient_20_7" draw:textarea-horizontal-align="justify" draw:textarea-vertical-align="middle" draw:auto-grow-height="false" fo:min-height="1.099cm" fo:min-width="1.524cm"/>
    </style:style>
    <style:style style:name="gr32" style:family="graphic" style:parent-style-name="standard">
      <style:graphic-properties svg:stroke-color="#000000" draw:fill="gradient" draw:fill-gradient-name="Gradient_20_8" draw:textarea-horizontal-align="justify" draw:textarea-vertical-align="middle" draw:auto-grow-height="false" fo:min-height="1.099cm" fo:min-width="1.524cm"/>
    </style:style>
    <style:style style:name="gr33" style:family="graphic" style:parent-style-name="standard">
      <style:graphic-properties svg:stroke-color="#000000" draw:fill="gradient" draw:fill-gradient-name="Gradient_20_25" draw:textarea-horizontal-align="justify" draw:textarea-vertical-align="middle" draw:auto-grow-height="false" fo:min-height="0.276cm" fo:min-width="0.491cm"/>
    </style:style>
    <style:style style:name="gr34" style:family="graphic" style:parent-style-name="standard">
      <style:graphic-properties draw:stroke="dash" draw:stroke-dash="Fine_20_Dashed" svg:stroke-opacity="0%" draw:fill="gradient" draw:fill-gradient-name="Gradient_20_36" draw:textarea-horizontal-align="justify" draw:textarea-vertical-align="middle" draw:auto-grow-height="false" fo:min-height="0.143cm" fo:min-width="0cm"/>
    </style:style>
    <style:style style:name="gr35" style:family="graphic" style:parent-style-name="standard">
      <style:graphic-properties svg:stroke-color="#000000" draw:fill="gradient" draw:fill-gradient-name="Gradient_20_59" draw:textarea-horizontal-align="justify" draw:textarea-vertical-align="middle" draw:auto-grow-height="false" fo:min-height="1.099cm" fo:min-width="1.524cm"/>
    </style:style>
    <style:style style:name="gr36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paragraph-properties fo:text-align="center"/>
      <style:text-properties style:font-name="Liberation Sans1" fo:font-size="8pt" style:font-size-asian="8pt" style:font-size-complex="8pt"/>
    </style:style>
    <style:style style:name="P9" style:family="paragraph">
      <loext:graphic-properties draw:fill="none" draw:fill-color="#729fcf"/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8pt"/>
    </style:style>
    <style:style style:name="P11" style:family="paragraph">
      <loext:graphic-properties draw:fill="gradient" draw:fill-gradient-name="Gradient_20_22"/>
      <style:paragraph-properties fo:text-align="center"/>
    </style:style>
    <style:style style:name="P12" style:family="paragraph">
      <loext:graphic-properties draw:fill="gradient" draw:fill-gradient-name="Gradient_20_5"/>
      <style:paragraph-properties fo:text-align="center"/>
      <style:text-properties fo:font-size="8pt"/>
    </style:style>
    <style:style style:name="P13" style:family="paragraph">
      <loext:graphic-properties draw:fill="gradient" draw:fill-gradient-name="Gradient_20_12"/>
      <style:paragraph-properties fo:text-align="center"/>
      <style:text-properties fo:font-size="8pt"/>
    </style:style>
    <style:style style:name="P14" style:family="paragraph">
      <loext:graphic-properties draw:fill="gradient" draw:fill-gradient-name="Gradient_20_17"/>
      <style:paragraph-properties fo:text-align="center"/>
      <style:text-properties fo:font-size="8pt"/>
    </style:style>
    <style:style style:name="P15" style:family="paragraph">
      <loext:graphic-properties draw:fill="gradient" draw:fill-gradient-name="Gradient_20_13"/>
      <style:paragraph-properties fo:text-align="center"/>
      <style:text-properties fo:font-size="8pt"/>
    </style:style>
    <style:style style:name="P16" style:family="paragraph">
      <loext:graphic-properties draw:fill="gradient" draw:fill-gradient-name="Gradient_20_6"/>
      <style:paragraph-properties fo:text-align="center"/>
      <style:text-properties fo:font-size="8pt"/>
    </style:style>
    <style:style style:name="P17" style:family="paragraph">
      <loext:graphic-properties draw:fill="gradient" draw:fill-gradient-name="Gradient_20_18"/>
      <style:paragraph-properties fo:text-align="center"/>
      <style:text-properties fo:font-size="8pt"/>
    </style:style>
    <style:style style:name="P18" style:family="paragraph">
      <loext:graphic-properties draw:fill="gradient" draw:fill-gradient-name="Gradient_20_14"/>
      <style:paragraph-properties fo:text-align="center"/>
      <style:text-properties fo:font-size="8pt"/>
    </style:style>
    <style:style style:name="P19" style:family="paragraph">
      <loext:graphic-properties draw:fill="gradient" draw:fill-gradient-name="Gradient_20_7"/>
      <style:paragraph-properties fo:text-align="center"/>
      <style:text-properties fo:font-size="8pt"/>
    </style:style>
    <style:style style:name="P20" style:family="paragraph">
      <loext:graphic-properties draw:fill="gradient" draw:fill-gradient-name="Gradient_20_8"/>
      <style:paragraph-properties fo:text-align="center"/>
      <style:text-properties fo:font-size="8pt"/>
    </style:style>
    <style:style style:name="P21" style:family="paragraph">
      <loext:graphic-properties draw:fill="gradient" draw:fill-gradient-name="Gradient_20_25"/>
      <style:paragraph-properties fo:text-align="center"/>
      <style:text-properties fo:font-size="8pt"/>
    </style:style>
    <style:style style:name="P22" style:family="paragraph">
      <loext:graphic-properties draw:fill="gradient" draw:fill-gradient-name="Gradient_20_36"/>
      <style:paragraph-properties fo:text-align="center"/>
    </style:style>
    <style:style style:name="P23" style:family="paragraph">
      <loext:graphic-properties draw:fill="gradient" draw:fill-gradient-name="Gradient_20_59"/>
      <style:paragraph-properties fo:text-align="center"/>
      <style:text-properties fo:font-size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Liberation Sans1" fo:font-size="8pt" style:font-size-asian="8pt" style:font-size-complex="8pt"/>
    </style:style>
    <style:style style:name="T3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8.179cm" svg:y1="7.139cm" svg:x2="14.079cm" svg:y2="13.039cm">
            <text:p/>
          </draw:line>
          <draw:line draw:style-name="gr2" draw:text-style-name="P1" draw:layer="layout" svg:x1="19.93cm" svg:y1="7.139cm" svg:x2="14.03cm" svg:y2="13.039cm">
            <text:p/>
          </draw:line>
          <draw:line draw:style-name="gr3" draw:text-style-name="P2" draw:layer="layout" svg:x1="12.306cm" svg:y1="11.273cm" svg:x2="15.967cm" svg:y2="11.273cm">
            <text:p/>
          </draw:line>
          <draw:line draw:style-name="gr4" draw:text-style-name="P2" draw:layer="layout" svg:x1="10.741cm" svg:y1="9.75cm" svg:x2="17.532cm" svg:y2="9.75cm">
            <text:p/>
          </draw:line>
          <draw:line draw:style-name="gr5" draw:text-style-name="P2" draw:layer="layout" svg:x1="9.286cm" svg:y1="8.227cm" svg:x2="19.009cm" svg:y2="8.227cm">
            <text:p/>
          </draw:line>
          <draw:frame draw:style-name="gr6" draw:text-style-name="P3" draw:layer="layout" svg:width="2.734cm" svg:height="1.039cm" svg:x="6.419cm" svg:y="7.734cm">
            <draw:text-box>
              <text:p text:style-name="P2"><text:span text:style-name="T1">Concept of</text:span></text:p>
              <text:p text:style-name="P2"><text:span text:style-name="T1">Operations</text:span></text:p>
            </draw:text-box>
          </draw:frame>
          <draw:frame draw:style-name="gr6" draw:text-style-name="P5" draw:layer="layout" svg:width="4.783cm" svg:height="1.039cm" svg:x="5.67cm" svg:y="9.247cm">
            <draw:text-box>
              <text:p text:style-name="P4"><text:span text:style-name="T1">Requirements</text:span></text:p>
              <text:p text:style-name="P4"><text:span text:style-name="T1">And Architecture</text:span></text:p>
            </draw:text-box>
          </draw:frame>
          <draw:frame draw:style-name="gr7" draw:text-style-name="P5" draw:layer="layout" svg:width="4.926cm" svg:height="0.741cm" svg:x="7.027cm" svg:y="10.92cm">
            <draw:text-box>
              <text:p text:style-name="P4"><text:span text:style-name="T1">Detailed design</text:span></text:p>
            </draw:text-box>
          </draw:frame>
          <draw:frame draw:style-name="gr8" draw:text-style-name="P5" draw:layer="layout" svg:width="3.399cm" svg:height="0.741cm" svg:x="12.354cm" svg:y="13.121cm">
            <draw:text-box>
              <text:p text:style-name="P2"><text:span text:style-name="T1">Implementation</text:span></text:p>
            </draw:text-box>
          </draw:frame>
          <draw:frame draw:style-name="gr6" draw:text-style-name="P7" draw:layer="layout" svg:width="4.873cm" svg:height="1.039cm" svg:x="16.155cm" svg:y="10.771cm">
            <draw:text-box>
              <text:p text:style-name="P6"><text:span text:style-name="T1">Integration, test </text:span></text:p>
              <text:p text:style-name="P6"><text:span text:style-name="T1">and verification</text:span></text:p>
            </draw:text-box>
          </draw:frame>
          <draw:frame draw:style-name="gr6" draw:text-style-name="P7" draw:layer="layout" svg:width="4.873cm" svg:height="1.039cm" svg:x="17.756cm" svg:y="9.247cm">
            <draw:text-box>
              <text:p text:style-name="P6"><text:span text:style-name="T1">System verification</text:span></text:p>
              <text:p text:style-name="P6"><text:span text:style-name="T1">And validation</text:span></text:p>
            </draw:text-box>
          </draw:frame>
          <draw:frame draw:style-name="gr6" draw:text-style-name="P7" draw:layer="layout" svg:width="4.873cm" svg:height="1.039cm" svg:x="19.157cm" svg:y="7.734cm">
            <draw:text-box>
              <text:p text:style-name="P6"><text:span text:style-name="T1">Operation and</text:span></text:p>
              <text:p text:style-name="P6"><text:span text:style-name="T1">maintenance</text:span></text:p>
            </draw:text-box>
          </draw:frame>
        </draw:g>
      </draw:page>
      <draw:page draw:name="page2" draw:style-name="dp1" draw:master-page-name="Default">
        <draw:g>
          <draw:custom-shape draw:style-name="gr9" draw:text-style-name="P1" xml:id="id2" draw:id="id2" draw:layer="layout" svg:width="0.578cm" svg:height="0.56cm" svg:x="11.352cm" svg:y="10.2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xml:id="id4" draw:id="id4" draw:layer="layout" svg:width="0.578cm" svg:height="0.56cm" svg:x="17.452cm" svg:y="10.2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xml:id="id6" draw:id="id6" draw:layer="layout" svg:width="0.578cm" svg:height="0.56cm" svg:x="14.402cm" svg:y="7.2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xml:id="id3" draw:id="id3" draw:layer="layout" svg:width="0.578cm" svg:height="0.56cm" svg:x="14.402cm" svg:y="13.2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xml:id="id1" draw:id="id1" draw:layer="layout" svg:width="0.578cm" svg:height="0.56cm" svg:x="7.352cm" svg:y="8.2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xml:id="id5" draw:id="id5" draw:layer="layout" svg:width="0.578cm" svg:height="0.56cm" svg:x="21.452cm" svg:y="13.22cm">
            <text:p/>
            <draw:enhanced-geometry svg:viewBox="0 0 21600 21600" draw:type="rectangle" draw:enhanced-path="M 0 0 L 21600 0 21600 21600 0 21600 0 0 Z N"/>
          </draw:custom-shape>
          <draw:connector draw:style-name="gr10" draw:text-style-name="P1" draw:layer="layout" draw:type="curve" svg:x1="7.641cm" svg:y1="8.78cm" svg:x2="11.352cm" svg:y2="10.5cm" draw:start-shape="id1" draw:start-glue-point="2" draw:end-shape="id2" draw:end-glue-point="3" svg:d="M7641 8780c0 1147 1237 1720 3711 1720" svg:viewBox="0 0 3712 1721">
            <text:p/>
          </draw:connector>
          <draw:connector draw:style-name="gr11" draw:text-style-name="P1" draw:layer="layout" draw:type="curve" svg:x1="11.641cm" svg:y1="10.78cm" svg:x2="14.402cm" svg:y2="13.5cm" draw:start-shape="id2" draw:start-glue-point="2" draw:end-shape="id3" draw:end-glue-point="3" svg:d="M11641 10780c0 1814 920 2720 2761 2720" svg:viewBox="0 0 2762 2721">
            <text:p/>
          </draw:connector>
          <draw:connector draw:style-name="gr12" draw:text-style-name="P1" draw:layer="layout" draw:type="curve" svg:x1="14.98cm" svg:y1="13.5cm" svg:x2="17.741cm" svg:y2="10.78cm" draw:start-shape="id3" draw:start-glue-point="1" draw:end-shape="id4" draw:end-glue-point="2" svg:d="M14980 13500c1841 0 2761-906 2761-2720" svg:viewBox="0 0 2762 2721">
            <text:p/>
          </draw:connector>
          <draw:connector draw:style-name="gr13" draw:text-style-name="P1" draw:layer="layout" draw:type="curve" svg:x1="18.03cm" svg:y1="10.5cm" svg:x2="21.741cm" svg:y2="13.22cm" draw:start-shape="id4" draw:start-glue-point="1" draw:end-shape="id5" draw:end-glue-point="0" svg:d="M18030 10500c2474 0 3711 906 3711 2720" svg:viewBox="0 0 3712 2721">
            <text:p/>
          </draw:connector>
          <draw:connector draw:style-name="gr12" draw:text-style-name="P1" draw:layer="layout" draw:type="curve" svg:x1="17.741cm" svg:y1="10.22cm" svg:x2="14.98cm" svg:y2="7.5cm" draw:start-shape="id4" draw:start-glue-point="0" draw:end-shape="id6" draw:end-glue-point="1" svg:d="M17741 10220c0-1814-920-2720-2761-2720" svg:viewBox="0 0 2762 2721">
            <text:p/>
          </draw:connector>
          <draw:connector draw:style-name="gr14" draw:text-style-name="P1" draw:layer="layout" draw:type="curve" svg:x1="14.402cm" svg:y1="7.5cm" svg:x2="11.641cm" svg:y2="10.22cm" draw:start-shape="id6" draw:start-glue-point="3" draw:end-shape="id2" draw:end-glue-point="0" svg:d="M14402 7500c-1841 0-2761 906-2761 2720" svg:viewBox="0 0 2762 2721">
            <text:p/>
          </draw:connector>
          <draw:frame draw:style-name="gr15" draw:text-style-name="P8" draw:layer="layout" svg:width="1.93cm" svg:height="0.956cm" svg:x="6.987cm" svg:y="9.952cm">
            <draw:text-box>
              <text:p text:style-name="P2"><text:span text:style-name="T2">Initial planning</text:span></text:p>
            </draw:text-box>
          </draw:frame>
          <draw:frame draw:style-name="gr16" draw:text-style-name="P8" draw:layer="layout" svg:width="2.631cm" svg:height="1.523cm" svg:x="9.786cm" svg:y="12.219cm">
            <draw:text-box>
              <text:p text:style-name="P2"><text:span text:style-name="T2">Planning</text:span></text:p>
              <text:p text:style-name="P2"><text:span text:style-name="T2">&amp;</text:span></text:p>
              <text:p text:style-name="P2"><text:span text:style-name="T2">Requirements</text:span></text:p>
            </draw:text-box>
          </draw:frame>
          <draw:frame draw:style-name="gr16" draw:text-style-name="P8" draw:layer="layout" svg:width="2.767cm" svg:height="1.523cm" svg:x="16.595cm" svg:y="12.219cm">
            <draw:text-box>
              <text:p text:style-name="P2"><text:span text:style-name="T2">Design</text:span></text:p>
              <text:p text:style-name="P2"><text:span text:style-name="T2">&amp;</text:span></text:p>
              <text:p text:style-name="P2"><text:span text:style-name="T2">Implementation</text:span></text:p>
            </draw:text-box>
          </draw:frame>
          <draw:frame draw:style-name="gr15" draw:text-style-name="P8" draw:layer="layout" svg:width="2.518cm" svg:height="0.956cm" svg:x="16.895cm" svg:y="7.752cm">
            <draw:text-box>
              <text:p text:style-name="P2"><text:span text:style-name="T2">Testing</text:span></text:p>
            </draw:text-box>
          </draw:frame>
          <draw:frame draw:style-name="gr15" draw:text-style-name="P8" draw:layer="layout" svg:width="2.518cm" svg:height="0.956cm" svg:x="9.895cm" svg:y="7.752cm">
            <draw:text-box>
              <text:p text:style-name="P2"><text:span text:style-name="T2">Evaluation</text:span></text:p>
            </draw:text-box>
          </draw:frame>
          <draw:frame draw:style-name="gr15" draw:text-style-name="P8" draw:layer="layout" svg:width="2.518cm" svg:height="0.956cm" svg:x="20.195cm" svg:y="10.152cm">
            <draw:text-box>
              <text:p text:style-name="P2"><text:span text:style-name="T2">Deployment</text:span></text:p>
            </draw:text-box>
          </draw:frame>
        </draw:g>
      </draw:page>
      <draw:page draw:name="page3" draw:style-name="dp1" draw:master-page-name="Default">
        <draw:g>
          <draw:custom-shape draw:style-name="gr17" draw:text-style-name="P9" xml:id="id8" draw:id="id8" draw:layer="layout" svg:width="0.578cm" svg:height="0.56cm" svg:x="12.052cm" svg:y="9.59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xml:id="id10" draw:id="id10" draw:layer="layout" svg:width="0.578cm" svg:height="0.56cm" svg:x="17.452cm" svg:y="13.19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xml:id="id12" draw:id="id12" draw:layer="layout" svg:width="0.578cm" svg:height="0.56cm" svg:x="15.482cm" svg:y="6.287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xml:id="id9" draw:id="id9" draw:layer="layout" svg:width="0.578cm" svg:height="0.56cm" svg:x="13.802cm" svg:y="13.19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xml:id="id7" draw:id="id7" draw:layer="layout" svg:width="0.578cm" svg:height="0.56cm" svg:x="8.552cm" svg:y="7.84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9" xml:id="id11" draw:id="id11" draw:layer="layout" svg:width="0.578cm" svg:height="0.56cm" svg:x="18.952cm" svg:y="9.598cm">
            <text:p/>
            <draw:enhanced-geometry svg:viewBox="0 0 21600 21600" draw:type="rectangle" draw:enhanced-path="M 0 0 L 21600 0 21600 21600 0 21600 0 0 Z N"/>
          </draw:custom-shape>
          <draw:connector draw:style-name="gr10" draw:text-style-name="P1" draw:layer="layout" draw:type="curve" svg:x1="8.841cm" svg:y1="8.408cm" svg:x2="12.052cm" svg:y2="9.878cm" draw:start-shape="id7" draw:start-glue-point="2" draw:end-shape="id8" draw:end-glue-point="3" svg:d="M8841 8408c0 980 1070 1470 3211 1470" svg:viewBox="0 0 3212 1471">
            <text:p/>
          </draw:connector>
          <draw:connector draw:style-name="gr11" draw:text-style-name="P1" draw:layer="layout" draw:type="curve" svg:x1="12.341cm" svg:y1="10.158cm" svg:x2="13.802cm" svg:y2="13.478cm" draw:start-shape="id8" draw:start-glue-point="2" draw:end-shape="id9" draw:end-glue-point="3" svg:d="M12341 10158c0 2214 487 3320 1461 3320" svg:viewBox="0 0 1462 3321">
            <text:p/>
          </draw:connector>
          <draw:connector draw:style-name="gr12" draw:text-style-name="P1" draw:layer="layout" draw:type="curve" svg:x1="14.38cm" svg:y1="13.478cm" svg:x2="17.452cm" svg:y2="13.478cm" draw:start-shape="id9" draw:start-glue-point="1" draw:end-shape="id10" draw:end-glue-point="3" svg:d="M14380 13478h3072" svg:viewBox="0 0 3073 1">
            <text:p/>
          </draw:connector>
          <draw:connector draw:style-name="gr12" draw:text-style-name="P1" draw:layer="layout" draw:type="curve" svg:x1="18.03cm" svg:y1="13.478cm" svg:x2="19.241cm" svg:y2="10.158cm" draw:start-shape="id10" draw:start-glue-point="1" draw:end-shape="id11" draw:end-glue-point="2" svg:d="M18030 13478c808 0 1211-1106 1211-3320" svg:viewBox="0 0 1212 3321">
            <text:p/>
          </draw:connector>
          <draw:connector draw:style-name="gr12" draw:text-style-name="P1" draw:layer="layout" draw:type="curve" svg:x1="19.241cm" svg:y1="9.598cm" svg:x2="16.06cm" svg:y2="6.567cm" draw:start-shape="id11" draw:start-glue-point="0" draw:end-shape="id12" draw:end-glue-point="1" svg:d="M19241 9598c0-2021-1060-3031-3181-3031" svg:viewBox="0 0 3182 3032">
            <text:p/>
          </draw:connector>
          <draw:connector draw:style-name="gr14" draw:text-style-name="P1" draw:layer="layout" draw:type="curve" svg:x1="15.482cm" svg:y1="6.567cm" svg:x2="12.341cm" svg:y2="9.598cm" draw:start-shape="id12" draw:start-glue-point="3" draw:end-shape="id8" draw:end-glue-point="0" svg:d="M15482 6567c-2094 0-3141 1010-3141 3031" svg:viewBox="0 0 3142 3032">
            <text:p/>
          </draw:connector>
          <draw:frame draw:style-name="gr15" draw:text-style-name="P8" draw:layer="layout" svg:width="1.93cm" svg:height="0.956cm" svg:x="8.287cm" svg:y="9.48cm">
            <draw:text-box>
              <text:p text:style-name="P2"><text:span text:style-name="T2">Initial planning</text:span></text:p>
            </draw:text-box>
          </draw:frame>
          <draw:frame draw:style-name="gr16" draw:text-style-name="P8" draw:layer="layout" svg:width="2.631cm" svg:height="1.523cm" svg:x="10.086cm" svg:y="11.247cm">
            <draw:text-box>
              <text:p text:style-name="P2"><text:span text:style-name="T2">Planning</text:span></text:p>
              <text:p text:style-name="P2"><text:span text:style-name="T2">&amp;</text:span></text:p>
              <text:p text:style-name="P2"><text:span text:style-name="T2">Requirements</text:span></text:p>
            </draw:text-box>
          </draw:frame>
          <draw:frame draw:style-name="gr16" draw:text-style-name="P8" draw:layer="layout" svg:width="2.767cm" svg:height="1.523cm" svg:x="14.295cm" svg:y="13.447cm">
            <draw:text-box>
              <text:p text:style-name="P2"><text:span text:style-name="T2">Design</text:span></text:p>
              <text:p text:style-name="P2"><text:span text:style-name="T2">&amp;</text:span></text:p>
              <text:p text:style-name="P2"><text:span text:style-name="T2">Implementation</text:span></text:p>
            </draw:text-box>
          </draw:frame>
          <draw:frame draw:style-name="gr15" draw:text-style-name="P8" draw:layer="layout" svg:width="2.518cm" svg:height="0.956cm" svg:x="17.595cm" svg:y="6.03cm">
            <draw:text-box>
              <text:p text:style-name="P2"><text:span text:style-name="T2">Testing</text:span></text:p>
            </draw:text-box>
          </draw:frame>
          <draw:frame draw:style-name="gr15" draw:text-style-name="P8" draw:layer="layout" svg:width="2.518cm" svg:height="0.956cm" svg:x="11.695cm" svg:y="6.03cm">
            <draw:text-box>
              <text:p text:style-name="P2"><text:span text:style-name="T2">Evaluation</text:span></text:p>
            </draw:text-box>
          </draw:frame>
          <draw:frame draw:style-name="gr15" draw:text-style-name="P8" draw:layer="layout" svg:width="2.518cm" svg:height="0.956cm" svg:x="18.895cm" svg:y="11.53cm">
            <draw:text-box>
              <text:p text:style-name="P2"><text:span text:style-name="T2">Deployment</text:span></text:p>
            </draw:text-box>
          </draw:frame>
        </draw:g>
      </draw:page>
      <draw:page draw:name="page4" draw:style-name="dp1" draw:master-page-name="Default">
        <draw:custom-shape draw:style-name="gr18" draw:text-style-name="P1" xml:id="id15" draw:id="id15" draw:layer="layout" svg:width="2.341cm" svg:height="3.234cm" svg:x="14.194cm" svg:y="13.3cm">
          <text:p text:style-name="P2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0" xml:id="id13" draw:id="id13" draw:layer="layout" svg:width="2.024cm" svg:height="1.349cm" svg:x="14.352cm" svg:y="4.197cm">
          <text:p text:style-name="P2"><text:span text:style-name="T3">Front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xml:id="id14" draw:id="id14" draw:layer="layout" svg:width="2.024cm" svg:height="1.349cm" svg:x="14.352cm" svg:y="9.142cm">
          <text:p text:style-name="P2"><text:span text:style-name="T3">Back :</text:span></text:p>
          <text:p text:style-name="P2"><text:span text:style-name="T3">- service 1</text:span></text:p>
          <text:p text:style-name="P2"><text:span text:style-name="T3">- service 2</text:span></text:p>
          <text:p text:style-name="P2"><text:span text:style-name="T3">- service 3</text:span></text:p>
          <draw:enhanced-geometry svg:viewBox="0 0 21600 21600" draw:type="rectangle" draw:enhanced-path="M 0 0 L 21600 0 21600 21600 0 21600 0 0 Z N"/>
        </draw:custom-shape>
        <draw:connector draw:style-name="gr20" draw:text-style-name="P1" draw:layer="layout" draw:type="lines" svg:x1="15.364cm" svg:y1="5.546cm" svg:x2="15.364cm" svg:y2="9.142cm" draw:start-shape="id13" draw:start-glue-point="2" draw:end-shape="id14" draw:end-glue-point="0" svg:d="M15364 5546v500 2594 502" svg:viewBox="0 0 1 3597">
          <text:p/>
        </draw:connector>
        <draw:connector draw:style-name="gr20" draw:text-style-name="P1" draw:layer="layout" draw:type="lines" svg:x1="15.364cm" svg:y1="10.491cm" svg:x2="15.365cm" svg:y2="13.3cm" draw:start-shape="id14" draw:start-glue-point="2" draw:end-shape="id15" draw:end-glue-point="5" svg:d="M15364 10491v500l1 1808v501" svg:viewBox="0 0 2 2810">
          <text:p/>
        </draw:connector>
        <draw:custom-shape draw:style-name="gr21" draw:text-style-name="P1" draw:layer="layout" svg:width="23.581cm" svg:height="13.593cm" svg:x="2.683cm" svg:y="3.185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18" draw:text-style-name="P1" xml:id="id26" draw:id="id26" draw:layer="layout" svg:width="2.341cm" svg:height="3.234cm" svg:x="14.146cm" svg:y="13.297cm">
          <text:p text:style-name="P2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9" draw:text-style-name="P10" xml:id="id16" draw:id="id16" draw:layer="layout" svg:width="2.024cm" svg:height="1.349cm" svg:x="12.069cm" svg:y="4.194cm">
            <text:p text:style-name="P2"><text:span text:style-name="T3">Front 1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0" xml:id="id18" draw:id="id18" draw:layer="layout" svg:width="2.024cm" svg:height="1.349cm" svg:x="14.304cm" svg:y="4.194cm">
            <text:p text:style-name="P2"><text:span text:style-name="T3">Front 2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0" xml:id="id19" draw:id="id19" draw:layer="layout" svg:width="2.024cm" svg:height="1.349cm" svg:x="16.539cm" svg:y="4.194cm">
            <text:p text:style-name="P2"><text:span text:style-name="T3">Front 3</text:span></text:p>
            <draw:enhanced-geometry svg:viewBox="0 0 21600 21600" draw:type="rectangle" draw:enhanced-path="M 0 0 L 21600 0 21600 21600 0 21600 0 0 Z N"/>
          </draw:custom-shape>
        </draw:g>
        <draw:custom-shape draw:style-name="gr19" draw:text-style-name="P10" xml:id="id21" draw:id="id21" draw:layer="layout" svg:width="2.024cm" svg:height="1.349cm" svg:x="11.019cm" svg:y="9.139cm">
          <text:p text:style-name="P2"><text:span text:style-name="T3">Back 2-1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xml:id="id22" draw:id="id22" draw:layer="layout" svg:width="2.024cm" svg:height="1.349cm" svg:x="13.239cm" svg:y="9.139cm">
          <text:p text:style-name="P2"><text:span text:style-name="T3">Back 2-2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xml:id="id25" draw:id="id25" draw:layer="layout" svg:width="2.024cm" svg:height="1.349cm" svg:x="20.862cm" svg:y="9.139cm">
          <text:p text:style-name="P2"><text:span text:style-name="T3">Back 3-3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xml:id="id23" draw:id="id23" draw:layer="layout" svg:width="2.024cm" svg:height="1.349cm" svg:x="16.6cm" svg:y="9.139cm">
          <text:p text:style-name="P2"><text:span text:style-name="T3">Back 3-1</text:span></text:p>
          <draw:enhanced-geometry svg:viewBox="0 0 21600 21600" draw:type="rectangle" draw:enhanced-path="M 0 0 L 21600 0 21600 21600 0 21600 0 0 Z N"/>
        </draw:custom-shape>
        <draw:custom-shape draw:style-name="gr19" draw:text-style-name="P10" xml:id="id24" draw:id="id24" draw:layer="layout" svg:width="2.024cm" svg:height="1.349cm" svg:x="18.731cm" svg:y="9.139cm">
          <text:p text:style-name="P2"><text:span text:style-name="T3">Back 3-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xml:id="id20" draw:id="id20" draw:layer="layout" svg:width="2.024cm" svg:height="1.349cm" svg:x="7.119cm" svg:y="9.139cm">
          <text:p text:style-name="P2"><text:span text:style-name="T3">Back 1-1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xml:id="id17" draw:id="id17" draw:layer="layout" svg:width="1.401cm" svg:height="0.744cm" svg:x="14.616cm" svg:y="6.745cm">
          <text:p text:style-name="P2"><text:span text:style-name="T3">L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" draw:layer="layout" draw:type="lines" svg:x1="13.081cm" svg:y1="5.543cm" svg:x2="15.317cm" svg:y2="6.745cm" draw:start-shape="id16" draw:start-glue-point="2" draw:end-shape="id17" draw:end-glue-point="4" svg:d="M13081 5543v500l2236 201v501" svg:viewBox="0 0 2237 1203">
          <text:p/>
        </draw:connector>
        <draw:connector draw:style-name="gr20" draw:text-style-name="P1" draw:layer="layout" draw:type="lines" svg:x1="15.316cm" svg:y1="5.543cm" svg:x2="15.317cm" svg:y2="6.745cm" draw:start-shape="id18" draw:start-glue-point="2" draw:end-shape="id17" draw:end-glue-point="4" svg:d="M15316 5543v500l1 201v501" svg:viewBox="0 0 2 1203">
          <text:p/>
        </draw:connector>
        <draw:connector draw:style-name="gr20" draw:text-style-name="P1" draw:layer="layout" draw:type="lines" svg:x1="17.551cm" svg:y1="5.543cm" svg:x2="15.317cm" svg:y2="6.745cm" draw:start-shape="id19" draw:start-glue-point="2" draw:end-shape="id17" draw:end-glue-point="4" svg:d="M17551 5543v500l-2234 201v501" svg:viewBox="0 0 2235 1203">
          <text:p/>
        </draw:connector>
        <draw:connector draw:style-name="gr20" draw:text-style-name="P1" draw:layer="layout" draw:type="lines" svg:x1="15.317cm" svg:y1="7.489cm" svg:x2="8.131cm" svg:y2="9.139cm" draw:start-shape="id17" draw:start-glue-point="8" draw:end-shape="id20" draw:end-glue-point="0" svg:d="M15317 7489v501l-7186 647v502" svg:viewBox="0 0 7187 1651">
          <text:p/>
        </draw:connector>
        <draw:connector draw:style-name="gr20" draw:text-style-name="P1" draw:layer="layout" draw:type="lines" svg:x1="12.031cm" svg:y1="9.139cm" svg:x2="15.317cm" svg:y2="7.489cm" draw:start-shape="id21" draw:start-glue-point="0" draw:end-shape="id17" draw:end-glue-point="8" svg:d="M12031 9139v-502l3286-647v-501" svg:viewBox="0 0 3287 1651">
          <text:p/>
        </draw:connector>
        <draw:connector draw:style-name="gr20" draw:text-style-name="P1" draw:layer="layout" draw:type="lines" svg:x1="14.251cm" svg:y1="9.139cm" svg:x2="15.317cm" svg:y2="7.489cm" draw:start-shape="id22" draw:start-glue-point="0" draw:end-shape="id17" draw:end-glue-point="8" svg:d="M14251 9139v-502l1066-647v-501" svg:viewBox="0 0 1067 1651">
          <text:p/>
        </draw:connector>
        <draw:connector draw:style-name="gr20" draw:text-style-name="P1" draw:layer="layout" draw:type="lines" svg:x1="17.612cm" svg:y1="9.139cm" svg:x2="15.317cm" svg:y2="7.489cm" draw:start-shape="id23" draw:start-glue-point="0" draw:end-shape="id17" draw:end-glue-point="8" svg:d="M17612 9139v-502l-2295-647v-501" svg:viewBox="0 0 2296 1651">
          <text:p/>
        </draw:connector>
        <draw:connector draw:style-name="gr20" draw:text-style-name="P1" draw:layer="layout" draw:type="lines" svg:x1="19.743cm" svg:y1="9.139cm" svg:x2="15.317cm" svg:y2="7.489cm" draw:start-shape="id24" draw:start-glue-point="0" draw:end-shape="id17" draw:end-glue-point="8" svg:d="M19743 9139v-502l-4426-647v-501" svg:viewBox="0 0 4427 1651">
          <text:p/>
        </draw:connector>
        <draw:connector draw:style-name="gr20" draw:text-style-name="P1" draw:layer="layout" draw:type="lines" svg:x1="21.874cm" svg:y1="9.139cm" svg:x2="15.317cm" svg:y2="7.489cm" draw:start-shape="id25" draw:start-glue-point="0" draw:end-shape="id17" draw:end-glue-point="8" svg:d="M21874 9139v-502l-6557-647v-501" svg:viewBox="0 0 6558 1651">
          <text:p/>
        </draw:connector>
        <draw:connector draw:style-name="gr20" draw:text-style-name="P1" draw:layer="layout" draw:type="lines" svg:x1="8.131cm" svg:y1="10.488cm" svg:x2="15.317cm" svg:y2="13.297cm" draw:start-shape="id20" draw:start-glue-point="2" draw:end-shape="id26" draw:end-glue-point="5" svg:d="M8131 10488v500l7186 1808v501" svg:viewBox="0 0 7187 2810">
          <text:p/>
        </draw:connector>
        <draw:connector draw:style-name="gr20" draw:text-style-name="P1" draw:layer="layout" draw:type="lines" svg:x1="12.031cm" svg:y1="10.488cm" svg:x2="15.317cm" svg:y2="13.297cm" draw:start-shape="id21" draw:start-glue-point="2" draw:end-shape="id26" draw:end-glue-point="5" svg:d="M12031 10488v500l3286 1808v501" svg:viewBox="0 0 3287 2810">
          <text:p/>
        </draw:connector>
        <draw:connector draw:style-name="gr20" draw:text-style-name="P1" draw:layer="layout" draw:type="lines" svg:x1="14.251cm" svg:y1="10.488cm" svg:x2="15.317cm" svg:y2="13.297cm" draw:start-shape="id22" draw:start-glue-point="2" draw:end-shape="id26" draw:end-glue-point="5" svg:d="M14251 10488v500l1066 1808v501" svg:viewBox="0 0 1067 2810">
          <text:p/>
        </draw:connector>
        <draw:connector draw:style-name="gr20" draw:text-style-name="P1" draw:layer="layout" draw:type="lines" svg:x1="17.612cm" svg:y1="10.488cm" svg:x2="15.317cm" svg:y2="13.297cm" draw:start-shape="id23" draw:start-glue-point="2" draw:end-shape="id26" draw:end-glue-point="5" svg:d="M17612 10488v500l-2295 1808v501" svg:viewBox="0 0 2296 2810">
          <text:p/>
        </draw:connector>
        <draw:connector draw:style-name="gr20" draw:text-style-name="P1" draw:layer="layout" draw:type="lines" svg:x1="19.743cm" svg:y1="10.488cm" svg:x2="15.317cm" svg:y2="13.297cm" draw:start-shape="id24" draw:start-glue-point="2" draw:end-shape="id26" draw:end-glue-point="5" svg:d="M19743 10488v500l-4426 1808v501" svg:viewBox="0 0 4427 2810">
          <text:p/>
        </draw:connector>
        <draw:connector draw:style-name="gr20" draw:text-style-name="P1" draw:layer="layout" draw:type="lines" svg:x1="21.874cm" svg:y1="10.488cm" svg:x2="15.317cm" svg:y2="13.297cm" draw:start-shape="id25" draw:start-glue-point="2" draw:end-shape="id26" draw:end-glue-point="5" svg:d="M21874 10488v500l-6557 1808v501" svg:viewBox="0 0 6558 2810">
          <text:p/>
        </draw:connector>
        <draw:custom-shape draw:style-name="gr21" draw:text-style-name="P1" draw:layer="layout" svg:width="23.581cm" svg:height="13.593cm" svg:x="2.683cm" svg:y="3.185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23" draw:text-style-name="P11" xml:id="id37" draw:id="id37" draw:layer="layout" svg:width="2.341cm" svg:height="3.234cm" svg:x="14.147cm" svg:y="13.298cm">
          <text:p text:style-name="P2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12" xml:id="id27" draw:id="id27" draw:layer="layout" svg:width="2.024cm" svg:height="1.349cm" svg:x="12.07cm" svg:y="4.195cm">
          <text:p text:style-name="P2"><text:span text:style-name="T3">Front 1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xml:id="id29" draw:id="id29" draw:layer="layout" svg:width="2.024cm" svg:height="1.349cm" svg:x="14.305cm" svg:y="4.195cm">
          <text:p text:style-name="P2"><text:span text:style-name="T3">Front 2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xml:id="id30" draw:id="id30" draw:layer="layout" svg:width="2.024cm" svg:height="1.349cm" svg:x="16.54cm" svg:y="4.195cm">
          <text:p text:style-name="P2"><text:span text:style-name="T3">Front 3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xml:id="id32" draw:id="id32" draw:layer="layout" svg:width="2.024cm" svg:height="1.349cm" svg:x="11.02cm" svg:y="9.14cm">
          <text:p text:style-name="P2"><text:span text:style-name="T3">Back 2-1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xml:id="id33" draw:id="id33" draw:layer="layout" svg:width="2.024cm" svg:height="1.349cm" svg:x="13.24cm" svg:y="9.14cm">
          <text:p text:style-name="P2"><text:span text:style-name="T3">Back 3-2</text:span></text:p>
          <draw:enhanced-geometry svg:viewBox="0 0 21600 21600" draw:type="rectangle" draw:enhanced-path="M 0 0 L 21600 0 21600 21600 0 21600 0 0 Z N"/>
        </draw:custom-shape>
        <draw:custom-shape draw:style-name="gr29" draw:text-style-name="P17" xml:id="id36" draw:id="id36" draw:layer="layout" svg:width="2.024cm" svg:height="1.349cm" svg:x="20.863cm" svg:y="9.14cm">
          <text:p text:style-name="P2"><text:span text:style-name="T3">Back 3-3</text:span></text:p>
          <draw:enhanced-geometry svg:viewBox="0 0 21600 21600" draw:type="rectangle" draw:enhanced-path="M 0 0 L 21600 0 21600 21600 0 21600 0 0 Z N"/>
        </draw:custom-shape>
        <draw:custom-shape draw:style-name="gr30" draw:text-style-name="P18" xml:id="id34" draw:id="id34" draw:layer="layout" svg:width="2.024cm" svg:height="1.349cm" svg:x="16.601cm" svg:y="9.14cm">
          <text:p text:style-name="P2"><text:span text:style-name="T3">Back 3-1</text:span></text:p>
          <draw:enhanced-geometry svg:viewBox="0 0 21600 21600" draw:type="rectangle" draw:enhanced-path="M 0 0 L 21600 0 21600 21600 0 21600 0 0 Z N"/>
        </draw:custom-shape>
        <draw:custom-shape draw:style-name="gr31" draw:text-style-name="P19" xml:id="id35" draw:id="id35" draw:layer="layout" svg:width="2.024cm" svg:height="1.349cm" svg:x="18.732cm" svg:y="9.14cm">
          <text:p text:style-name="P2"><text:span text:style-name="T3">Back 3-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0" xml:id="id31" draw:id="id31" draw:layer="layout" svg:width="2.024cm" svg:height="1.349cm" svg:x="7.12cm" svg:y="9.14cm">
          <text:p text:style-name="P2"><text:span text:style-name="T3">Back 1-1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xml:id="id28" draw:id="id28" draw:layer="layout" svg:width="1.401cm" svg:height="0.744cm" svg:x="14.617cm" svg:y="6.746cm">
          <text:p text:style-name="P2"><text:span text:style-name="T3">L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" draw:layer="layout" draw:type="lines" svg:x1="13.082cm" svg:y1="5.544cm" svg:x2="15.318cm" svg:y2="6.746cm" draw:start-shape="id27" draw:start-glue-point="2" draw:end-shape="id28" draw:end-glue-point="4" svg:d="M13082 5544v500l2236 201v501" svg:viewBox="0 0 2237 1203">
          <text:p/>
        </draw:connector>
        <draw:connector draw:style-name="gr20" draw:text-style-name="P1" draw:layer="layout" draw:type="lines" svg:x1="15.317cm" svg:y1="5.544cm" svg:x2="15.318cm" svg:y2="6.746cm" draw:start-shape="id29" draw:start-glue-point="2" draw:end-shape="id28" draw:end-glue-point="4" svg:d="M15317 5544v500l1 201v501" svg:viewBox="0 0 2 1203">
          <text:p/>
        </draw:connector>
        <draw:connector draw:style-name="gr20" draw:text-style-name="P1" draw:layer="layout" draw:type="lines" svg:x1="17.552cm" svg:y1="5.544cm" svg:x2="15.318cm" svg:y2="6.746cm" draw:start-shape="id30" draw:start-glue-point="2" draw:end-shape="id28" draw:end-glue-point="4" svg:d="M17552 5544v500l-2234 201v501" svg:viewBox="0 0 2235 1203">
          <text:p/>
        </draw:connector>
        <draw:connector draw:style-name="gr20" draw:text-style-name="P1" draw:layer="layout" draw:type="lines" svg:x1="15.318cm" svg:y1="7.49cm" svg:x2="8.132cm" svg:y2="9.14cm" draw:start-shape="id28" draw:start-glue-point="8" draw:end-shape="id31" draw:end-glue-point="0" svg:d="M15318 7490v501l-7186 647v502" svg:viewBox="0 0 7187 1651">
          <text:p/>
        </draw:connector>
        <draw:connector draw:style-name="gr20" draw:text-style-name="P1" draw:layer="layout" draw:type="lines" svg:x1="12.032cm" svg:y1="9.14cm" svg:x2="15.318cm" svg:y2="7.49cm" draw:start-shape="id32" draw:start-glue-point="0" draw:end-shape="id28" draw:end-glue-point="8" svg:d="M12032 9140v-502l3286-647v-501" svg:viewBox="0 0 3287 1651">
          <text:p/>
        </draw:connector>
        <draw:connector draw:style-name="gr20" draw:text-style-name="P1" draw:layer="layout" draw:type="lines" svg:x1="14.252cm" svg:y1="9.14cm" svg:x2="15.318cm" svg:y2="7.49cm" draw:start-shape="id33" draw:start-glue-point="0" draw:end-shape="id28" draw:end-glue-point="8" svg:d="M14252 9140v-502l1066-647v-501" svg:viewBox="0 0 1067 1651">
          <text:p/>
        </draw:connector>
        <draw:connector draw:style-name="gr20" draw:text-style-name="P1" draw:layer="layout" draw:type="lines" svg:x1="17.613cm" svg:y1="9.14cm" svg:x2="15.318cm" svg:y2="7.49cm" draw:start-shape="id34" draw:start-glue-point="0" draw:end-shape="id28" draw:end-glue-point="8" svg:d="M17613 9140v-502l-2295-647v-501" svg:viewBox="0 0 2296 1651">
          <text:p/>
        </draw:connector>
        <draw:connector draw:style-name="gr20" draw:text-style-name="P1" draw:layer="layout" draw:type="lines" svg:x1="19.744cm" svg:y1="9.14cm" svg:x2="15.318cm" svg:y2="7.49cm" draw:start-shape="id35" draw:start-glue-point="0" draw:end-shape="id28" draw:end-glue-point="8" svg:d="M19744 9140v-502l-4426-647v-501" svg:viewBox="0 0 4427 1651">
          <text:p/>
        </draw:connector>
        <draw:connector draw:style-name="gr20" draw:text-style-name="P1" draw:layer="layout" draw:type="lines" svg:x1="21.875cm" svg:y1="9.14cm" svg:x2="15.318cm" svg:y2="7.49cm" draw:start-shape="id36" draw:start-glue-point="0" draw:end-shape="id28" draw:end-glue-point="8" svg:d="M21875 9140v-502l-6557-647v-501" svg:viewBox="0 0 6558 1651">
          <text:p/>
        </draw:connector>
        <draw:connector draw:style-name="gr20" draw:text-style-name="P1" draw:layer="layout" draw:type="lines" svg:x1="8.132cm" svg:y1="10.489cm" svg:x2="15.318cm" svg:y2="13.298cm" draw:start-shape="id31" draw:start-glue-point="2" draw:end-shape="id37" draw:end-glue-point="5" svg:d="M8132 10489v500l7186 1808v501" svg:viewBox="0 0 7187 2810">
          <text:p/>
        </draw:connector>
        <draw:connector draw:style-name="gr20" draw:text-style-name="P1" draw:layer="layout" draw:type="lines" svg:x1="12.032cm" svg:y1="10.489cm" svg:x2="15.318cm" svg:y2="13.298cm" draw:start-shape="id32" draw:start-glue-point="2" draw:end-shape="id37" draw:end-glue-point="5" svg:d="M12032 10489v500l3286 1808v501" svg:viewBox="0 0 3287 2810">
          <text:p/>
        </draw:connector>
        <draw:connector draw:style-name="gr20" draw:text-style-name="P1" draw:layer="layout" draw:type="lines" svg:x1="14.252cm" svg:y1="10.489cm" svg:x2="15.318cm" svg:y2="13.298cm" draw:start-shape="id33" draw:start-glue-point="2" draw:end-shape="id37" draw:end-glue-point="5" svg:d="M14252 10489v500l1066 1808v501" svg:viewBox="0 0 1067 2810">
          <text:p/>
        </draw:connector>
        <draw:connector draw:style-name="gr20" draw:text-style-name="P1" draw:layer="layout" draw:type="lines" svg:x1="17.613cm" svg:y1="10.489cm" svg:x2="15.318cm" svg:y2="13.298cm" draw:start-shape="id34" draw:start-glue-point="2" draw:end-shape="id37" draw:end-glue-point="5" svg:d="M17613 10489v500l-2295 1808v501" svg:viewBox="0 0 2296 2810">
          <text:p/>
        </draw:connector>
        <draw:connector draw:style-name="gr20" draw:text-style-name="P1" draw:layer="layout" draw:type="lines" svg:x1="19.744cm" svg:y1="10.489cm" svg:x2="15.318cm" svg:y2="13.298cm" draw:start-shape="id35" draw:start-glue-point="2" draw:end-shape="id37" draw:end-glue-point="5" svg:d="M19744 10489v500l-4426 1808v501" svg:viewBox="0 0 4427 2810">
          <text:p/>
        </draw:connector>
        <draw:connector draw:style-name="gr20" draw:text-style-name="P1" draw:layer="layout" draw:type="lines" svg:x1="21.875cm" svg:y1="10.489cm" svg:x2="15.318cm" svg:y2="13.298cm" draw:start-shape="id36" draw:start-glue-point="2" draw:end-shape="id37" draw:end-glue-point="5" svg:d="M21875 10489v500l-6557 1808v501" svg:viewBox="0 0 6558 2810">
          <text:p/>
        </draw:connector>
        <draw:custom-shape draw:style-name="gr21" draw:text-style-name="P1" draw:layer="layout" svg:width="23.581cm" svg:height="13.593cm" svg:x="2.683cm" svg:y="3.185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23" draw:text-style-name="P11" xml:id="id48" draw:id="id48" draw:layer="layout" svg:width="2.341cm" svg:height="3.234cm" svg:x="14.148cm" svg:y="13.299cm">
          <text:p text:style-name="P2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12" xml:id="id38" draw:id="id38" draw:layer="layout" svg:width="2.024cm" svg:height="1.349cm" svg:x="12.071cm" svg:y="4.196cm">
          <text:p text:style-name="P2"><text:span text:style-name="T3">Front 1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xml:id="id40" draw:id="id40" draw:layer="layout" svg:width="2.024cm" svg:height="1.349cm" svg:x="14.306cm" svg:y="4.196cm">
          <text:p text:style-name="P2"><text:span text:style-name="T3">Front 2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xml:id="id41" draw:id="id41" draw:layer="layout" svg:width="2.024cm" svg:height="1.349cm" svg:x="16.541cm" svg:y="4.196cm">
          <text:p text:style-name="P2"><text:span text:style-name="T3">Front 3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xml:id="id43" draw:id="id43" draw:layer="layout" svg:width="2.024cm" svg:height="1.349cm" svg:x="11.021cm" svg:y="9.141cm">
          <text:p text:style-name="P2"><text:span text:style-name="T3">Back 2-1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xml:id="id44" draw:id="id44" draw:layer="layout" svg:width="2.024cm" svg:height="1.349cm" svg:x="13.241cm" svg:y="9.141cm">
          <text:p text:style-name="P2"><text:span text:style-name="T3">Back 3-2</text:span></text:p>
          <draw:enhanced-geometry svg:viewBox="0 0 21600 21600" draw:type="rectangle" draw:enhanced-path="M 0 0 L 21600 0 21600 21600 0 21600 0 0 Z N"/>
        </draw:custom-shape>
        <draw:custom-shape draw:style-name="gr29" draw:text-style-name="P17" xml:id="id47" draw:id="id47" draw:layer="layout" svg:width="2.024cm" svg:height="1.349cm" svg:x="20.864cm" svg:y="9.141cm">
          <text:p text:style-name="P2"><text:span text:style-name="T3">Back 3-3</text:span></text:p>
          <draw:enhanced-geometry svg:viewBox="0 0 21600 21600" draw:type="rectangle" draw:enhanced-path="M 0 0 L 21600 0 21600 21600 0 21600 0 0 Z N"/>
        </draw:custom-shape>
        <draw:custom-shape draw:style-name="gr30" draw:text-style-name="P18" xml:id="id45" draw:id="id45" draw:layer="layout" svg:width="2.024cm" svg:height="1.349cm" svg:x="16.602cm" svg:y="9.141cm">
          <text:p text:style-name="P2"><text:span text:style-name="T3">Back 3-1</text:span></text:p>
          <draw:enhanced-geometry svg:viewBox="0 0 21600 21600" draw:type="rectangle" draw:enhanced-path="M 0 0 L 21600 0 21600 21600 0 21600 0 0 Z N"/>
        </draw:custom-shape>
        <draw:custom-shape draw:style-name="gr31" draw:text-style-name="P19" xml:id="id46" draw:id="id46" draw:layer="layout" svg:width="2.024cm" svg:height="1.349cm" svg:x="18.733cm" svg:y="9.141cm">
          <text:p text:style-name="P2"><text:span text:style-name="T3">Back 3-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0" xml:id="id42" draw:id="id42" draw:layer="layout" svg:width="2.024cm" svg:height="1.349cm" svg:x="7.121cm" svg:y="9.141cm">
          <text:p text:style-name="P2"><text:span text:style-name="T3">Back 1-1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xml:id="id39" draw:id="id39" draw:layer="layout" svg:width="1.401cm" svg:height="0.744cm" svg:x="14.618cm" svg:y="6.747cm">
          <text:p text:style-name="P2"><text:span text:style-name="T3">L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" draw:layer="layout" draw:type="lines" svg:x1="13.083cm" svg:y1="5.545cm" svg:x2="15.319cm" svg:y2="6.747cm" draw:start-shape="id38" draw:start-glue-point="2" draw:end-shape="id39" draw:end-glue-point="4" svg:d="M13083 5545v500l2236 201v501" svg:viewBox="0 0 2237 1203">
          <text:p/>
        </draw:connector>
        <draw:connector draw:style-name="gr20" draw:text-style-name="P1" draw:layer="layout" draw:type="lines" svg:x1="15.318cm" svg:y1="5.545cm" svg:x2="15.319cm" svg:y2="6.747cm" draw:start-shape="id40" draw:start-glue-point="2" draw:end-shape="id39" draw:end-glue-point="4" svg:d="M15318 5545v500l1 201v501" svg:viewBox="0 0 2 1203">
          <text:p/>
        </draw:connector>
        <draw:connector draw:style-name="gr20" draw:text-style-name="P1" draw:layer="layout" draw:type="lines" svg:x1="17.553cm" svg:y1="5.545cm" svg:x2="15.319cm" svg:y2="6.747cm" draw:start-shape="id41" draw:start-glue-point="2" draw:end-shape="id39" draw:end-glue-point="4" svg:d="M17553 5545v500l-2234 201v501" svg:viewBox="0 0 2235 1203">
          <text:p/>
        </draw:connector>
        <draw:connector draw:style-name="gr20" draw:text-style-name="P1" draw:layer="layout" draw:type="lines" svg:x1="15.319cm" svg:y1="7.491cm" svg:x2="8.133cm" svg:y2="9.141cm" draw:start-shape="id39" draw:start-glue-point="8" draw:end-shape="id42" draw:end-glue-point="0" svg:d="M15319 7491v501l-7186 647v502" svg:viewBox="0 0 7187 1651">
          <text:p/>
        </draw:connector>
        <draw:connector draw:style-name="gr20" draw:text-style-name="P1" draw:layer="layout" draw:type="lines" svg:x1="12.033cm" svg:y1="9.141cm" svg:x2="15.319cm" svg:y2="7.491cm" draw:start-shape="id43" draw:start-glue-point="0" draw:end-shape="id39" draw:end-glue-point="8" svg:d="M12033 9141v-502l3286-647v-501" svg:viewBox="0 0 3287 1651">
          <text:p/>
        </draw:connector>
        <draw:connector draw:style-name="gr20" draw:text-style-name="P1" draw:layer="layout" draw:type="lines" svg:x1="14.253cm" svg:y1="9.141cm" svg:x2="15.319cm" svg:y2="7.491cm" draw:start-shape="id44" draw:start-glue-point="0" draw:end-shape="id39" draw:end-glue-point="8" svg:d="M14253 9141v-502l1066-647v-501" svg:viewBox="0 0 1067 1651">
          <text:p/>
        </draw:connector>
        <draw:connector draw:style-name="gr20" draw:text-style-name="P1" draw:layer="layout" draw:type="lines" svg:x1="17.614cm" svg:y1="9.141cm" svg:x2="15.319cm" svg:y2="7.491cm" draw:start-shape="id45" draw:start-glue-point="0" draw:end-shape="id39" draw:end-glue-point="8" svg:d="M17614 9141v-502l-2295-647v-501" svg:viewBox="0 0 2296 1651">
          <text:p/>
        </draw:connector>
        <draw:connector draw:style-name="gr20" draw:text-style-name="P1" draw:layer="layout" draw:type="lines" svg:x1="19.745cm" svg:y1="9.141cm" svg:x2="15.319cm" svg:y2="7.491cm" draw:start-shape="id46" draw:start-glue-point="0" draw:end-shape="id39" draw:end-glue-point="8" svg:d="M19745 9141v-502l-4426-647v-501" svg:viewBox="0 0 4427 1651">
          <text:p/>
        </draw:connector>
        <draw:connector draw:style-name="gr20" draw:text-style-name="P1" draw:layer="layout" draw:type="lines" svg:x1="21.876cm" svg:y1="9.141cm" svg:x2="15.319cm" svg:y2="7.491cm" draw:start-shape="id47" draw:start-glue-point="0" draw:end-shape="id39" draw:end-glue-point="8" svg:d="M21876 9141v-502l-6557-647v-501" svg:viewBox="0 0 6558 1651">
          <text:p/>
        </draw:connector>
        <draw:connector draw:style-name="gr20" draw:text-style-name="P1" draw:layer="layout" draw:type="lines" svg:x1="8.133cm" svg:y1="10.49cm" svg:x2="15.319cm" svg:y2="13.299cm" draw:start-shape="id42" draw:start-glue-point="2" draw:end-shape="id48" draw:end-glue-point="5" svg:d="M8133 10490v500l7186 1808v501" svg:viewBox="0 0 7187 2810">
          <text:p/>
        </draw:connector>
        <draw:connector draw:style-name="gr20" draw:text-style-name="P1" draw:layer="layout" draw:type="lines" svg:x1="12.033cm" svg:y1="10.49cm" svg:x2="15.319cm" svg:y2="13.299cm" draw:start-shape="id43" draw:start-glue-point="2" draw:end-shape="id48" draw:end-glue-point="5" svg:d="M12033 10490v500l3286 1808v501" svg:viewBox="0 0 3287 2810">
          <text:p/>
        </draw:connector>
        <draw:connector draw:style-name="gr20" draw:text-style-name="P1" draw:layer="layout" draw:type="lines" svg:x1="14.253cm" svg:y1="10.49cm" svg:x2="15.319cm" svg:y2="13.299cm" draw:start-shape="id44" draw:start-glue-point="2" draw:end-shape="id48" draw:end-glue-point="5" svg:d="M14253 10490v500l1066 1808v501" svg:viewBox="0 0 1067 2810">
          <text:p/>
        </draw:connector>
        <draw:connector draw:style-name="gr20" draw:text-style-name="P1" draw:layer="layout" draw:type="lines" svg:x1="17.614cm" svg:y1="10.49cm" svg:x2="15.319cm" svg:y2="13.299cm" draw:start-shape="id45" draw:start-glue-point="2" draw:end-shape="id48" draw:end-glue-point="5" svg:d="M17614 10490v500l-2295 1808v501" svg:viewBox="0 0 2296 2810">
          <text:p/>
        </draw:connector>
        <draw:connector draw:style-name="gr20" draw:text-style-name="P1" draw:layer="layout" draw:type="lines" svg:x1="19.745cm" svg:y1="10.49cm" svg:x2="15.319cm" svg:y2="13.299cm" draw:start-shape="id46" draw:start-glue-point="2" draw:end-shape="id48" draw:end-glue-point="5" svg:d="M19745 10490v500l-4426 1808v501" svg:viewBox="0 0 4427 2810">
          <text:p/>
        </draw:connector>
        <draw:connector draw:style-name="gr20" draw:text-style-name="P1" draw:layer="layout" draw:type="lines" svg:x1="21.876cm" svg:y1="10.49cm" svg:x2="15.319cm" svg:y2="13.299cm" draw:start-shape="id47" draw:start-glue-point="2" draw:end-shape="id48" draw:end-glue-point="5" svg:d="M21876 10490v500l-6557 1808v501" svg:viewBox="0 0 6558 2810">
          <text:p/>
        </draw:connector>
        <draw:custom-shape draw:style-name="gr34" draw:text-style-name="P22" draw:layer="layout" svg:width="1.727cm" svg:height="1.727cm" draw:transform="rotate (0.785398163397448) translate (16.391cm 4.8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45.795691452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1.727cm" svg:height="1.727cm" draw:transform="rotate (0.785398163397448) translate (20.578cm 9.791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45.795691452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23.581cm" svg:height="13.593cm" svg:x="2.613cm" svg:y="3.67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23.581cm" svg:height="13.593cm" svg:x="2.683cm" svg:y="3.185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custom-shape draw:style-name="gr23" draw:text-style-name="P11" xml:id="id59" draw:id="id59" draw:layer="layout" svg:width="2.341cm" svg:height="3.234cm" svg:x="14.153cm" svg:y="13.286cm">
          <text:p text:style-name="P2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12" xml:id="id49" draw:id="id49" draw:layer="layout" svg:width="2.024cm" svg:height="1.349cm" svg:x="12.076cm" svg:y="4.183cm">
          <text:p text:style-name="P2"><text:span text:style-name="T3">Front 1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xml:id="id51" draw:id="id51" draw:layer="layout" svg:width="2.024cm" svg:height="1.349cm" svg:x="14.311cm" svg:y="4.183cm">
          <text:p text:style-name="P2"><text:span text:style-name="T3">Front 2</text:span></text:p>
          <draw:enhanced-geometry svg:viewBox="0 0 21600 21600" draw:type="rectangle" draw:enhanced-path="M 0 0 L 21600 0 21600 21600 0 21600 0 0 Z N"/>
        </draw:custom-shape>
        <draw:custom-shape draw:style-name="gr26" draw:text-style-name="P14" xml:id="id52" draw:id="id52" draw:layer="layout" svg:width="2.024cm" svg:height="1.349cm" svg:x="16.546cm" svg:y="4.183cm">
          <text:p text:style-name="P2"><text:span text:style-name="T3">Front 3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xml:id="id54" draw:id="id54" draw:layer="layout" svg:width="2.024cm" svg:height="1.349cm" svg:x="11.026cm" svg:y="9.128cm">
          <text:p text:style-name="P2"><text:span text:style-name="T3">Back 2-1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xml:id="id55" draw:id="id55" draw:layer="layout" svg:width="2.024cm" svg:height="1.349cm" svg:x="13.246cm" svg:y="9.128cm">
          <text:p text:style-name="P2"><text:span text:style-name="T3">Back 3-2</text:span></text:p>
          <draw:enhanced-geometry svg:viewBox="0 0 21600 21600" draw:type="rectangle" draw:enhanced-path="M 0 0 L 21600 0 21600 21600 0 21600 0 0 Z N"/>
        </draw:custom-shape>
        <draw:custom-shape draw:style-name="gr29" draw:text-style-name="P17" xml:id="id58" draw:id="id58" draw:layer="layout" svg:width="2.024cm" svg:height="1.349cm" svg:x="20.869cm" svg:y="9.128cm">
          <text:p text:style-name="P2"><text:span text:style-name="T3">Back 3-3</text:span></text:p>
          <draw:enhanced-geometry svg:viewBox="0 0 21600 21600" draw:type="rectangle" draw:enhanced-path="M 0 0 L 21600 0 21600 21600 0 21600 0 0 Z N"/>
        </draw:custom-shape>
        <draw:custom-shape draw:style-name="gr30" draw:text-style-name="P18" xml:id="id56" draw:id="id56" draw:layer="layout" svg:width="2.024cm" svg:height="1.349cm" svg:x="16.607cm" svg:y="9.128cm">
          <text:p text:style-name="P2"><text:span text:style-name="T3">Back 3-1</text:span></text:p>
          <draw:enhanced-geometry svg:viewBox="0 0 21600 21600" draw:type="rectangle" draw:enhanced-path="M 0 0 L 21600 0 21600 21600 0 21600 0 0 Z N"/>
        </draw:custom-shape>
        <draw:custom-shape draw:style-name="gr31" draw:text-style-name="P19" xml:id="id57" draw:id="id57" draw:layer="layout" svg:width="2.024cm" svg:height="1.349cm" svg:x="18.738cm" svg:y="9.128cm">
          <text:p text:style-name="P2"><text:span text:style-name="T3">Back 3-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0" xml:id="id53" draw:id="id53" draw:layer="layout" svg:width="2.024cm" svg:height="1.349cm" svg:x="7.126cm" svg:y="9.128cm">
          <text:p text:style-name="P2"><text:span text:style-name="T3">Back 1-1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xml:id="id50" draw:id="id50" draw:layer="layout" svg:width="1.401cm" svg:height="0.744cm" svg:x="14.623cm" svg:y="6.734cm">
          <text:p text:style-name="P2"><text:span text:style-name="T3">L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" draw:layer="layout" draw:type="lines" svg:x1="13.088cm" svg:y1="5.532cm" svg:x2="15.324cm" svg:y2="6.734cm" draw:start-shape="id49" draw:start-glue-point="2" draw:end-shape="id50" draw:end-glue-point="4" svg:d="M13088 5532v500l2236 201v501" svg:viewBox="0 0 2237 1203">
          <text:p/>
        </draw:connector>
        <draw:connector draw:style-name="gr20" draw:text-style-name="P1" draw:layer="layout" draw:type="lines" svg:x1="15.323cm" svg:y1="5.532cm" svg:x2="15.324cm" svg:y2="6.734cm" draw:start-shape="id51" draw:start-glue-point="2" draw:end-shape="id50" draw:end-glue-point="4" svg:d="M15323 5532v500l1 201v501" svg:viewBox="0 0 2 1203">
          <text:p/>
        </draw:connector>
        <draw:connector draw:style-name="gr20" draw:text-style-name="P1" draw:layer="layout" draw:type="lines" svg:x1="17.558cm" svg:y1="5.532cm" svg:x2="15.324cm" svg:y2="6.734cm" draw:start-shape="id52" draw:start-glue-point="2" draw:end-shape="id50" draw:end-glue-point="4" svg:d="M17558 5532v500l-2234 201v501" svg:viewBox="0 0 2235 1203">
          <text:p/>
        </draw:connector>
        <draw:connector draw:style-name="gr20" draw:text-style-name="P1" draw:layer="layout" draw:type="lines" svg:x1="15.324cm" svg:y1="7.478cm" svg:x2="8.138cm" svg:y2="9.128cm" draw:start-shape="id50" draw:start-glue-point="8" draw:end-shape="id53" draw:end-glue-point="0" svg:d="M15324 7478v501l-7186 647v502" svg:viewBox="0 0 7187 1651">
          <text:p/>
        </draw:connector>
        <draw:connector draw:style-name="gr20" draw:text-style-name="P1" draw:layer="layout" draw:type="lines" svg:x1="12.038cm" svg:y1="9.128cm" svg:x2="15.324cm" svg:y2="7.478cm" draw:start-shape="id54" draw:start-glue-point="0" draw:end-shape="id50" draw:end-glue-point="8" svg:d="M12038 9128v-502l3286-647v-501" svg:viewBox="0 0 3287 1651">
          <text:p/>
        </draw:connector>
        <draw:connector draw:style-name="gr20" draw:text-style-name="P1" draw:layer="layout" draw:type="lines" svg:x1="14.258cm" svg:y1="9.128cm" svg:x2="15.324cm" svg:y2="7.478cm" draw:start-shape="id55" draw:start-glue-point="0" draw:end-shape="id50" draw:end-glue-point="8" svg:d="M14258 9128v-502l1066-647v-501" svg:viewBox="0 0 1067 1651">
          <text:p/>
        </draw:connector>
        <draw:connector draw:style-name="gr20" draw:text-style-name="P1" draw:layer="layout" draw:type="lines" svg:x1="17.619cm" svg:y1="9.128cm" svg:x2="15.324cm" svg:y2="7.478cm" draw:start-shape="id56" draw:start-glue-point="0" draw:end-shape="id50" draw:end-glue-point="8" svg:d="M17619 9128v-502l-2295-647v-501" svg:viewBox="0 0 2296 1651">
          <text:p/>
        </draw:connector>
        <draw:connector draw:style-name="gr20" draw:text-style-name="P1" draw:layer="layout" draw:type="lines" svg:x1="19.75cm" svg:y1="9.128cm" svg:x2="15.324cm" svg:y2="7.478cm" draw:start-shape="id57" draw:start-glue-point="0" draw:end-shape="id50" draw:end-glue-point="8" svg:d="M19750 9128v-502l-4426-647v-501" svg:viewBox="0 0 4427 1651">
          <text:p/>
        </draw:connector>
        <draw:connector draw:style-name="gr20" draw:text-style-name="P1" draw:layer="layout" draw:type="lines" svg:x1="21.881cm" svg:y1="9.128cm" svg:x2="15.324cm" svg:y2="7.478cm" draw:start-shape="id58" draw:start-glue-point="0" draw:end-shape="id50" draw:end-glue-point="8" svg:d="M21881 9128v-502l-6557-647v-501" svg:viewBox="0 0 6558 1651">
          <text:p/>
        </draw:connector>
        <draw:connector draw:style-name="gr20" draw:text-style-name="P1" draw:layer="layout" draw:type="lines" svg:x1="8.138cm" svg:y1="10.477cm" svg:x2="15.324cm" svg:y2="13.286cm" draw:start-shape="id53" draw:start-glue-point="2" draw:end-shape="id59" draw:end-glue-point="5" svg:d="M8138 10477v500l7186 1808v501" svg:viewBox="0 0 7187 2810">
          <text:p/>
        </draw:connector>
        <draw:connector draw:style-name="gr20" draw:text-style-name="P1" draw:layer="layout" draw:type="lines" svg:x1="12.038cm" svg:y1="10.477cm" svg:x2="15.324cm" svg:y2="13.286cm" draw:start-shape="id54" draw:start-glue-point="2" draw:end-shape="id59" draw:end-glue-point="5" svg:d="M12038 10477v500l3286 1808v501" svg:viewBox="0 0 3287 2810">
          <text:p/>
        </draw:connector>
        <draw:connector draw:style-name="gr20" draw:text-style-name="P1" draw:layer="layout" draw:type="lines" svg:x1="14.258cm" svg:y1="10.477cm" svg:x2="15.324cm" svg:y2="13.286cm" draw:start-shape="id55" draw:start-glue-point="2" draw:end-shape="id59" draw:end-glue-point="5" svg:d="M14258 10477v500l1066 1808v501" svg:viewBox="0 0 1067 2810">
          <text:p/>
        </draw:connector>
        <draw:connector draw:style-name="gr20" draw:text-style-name="P1" draw:layer="layout" draw:type="lines" svg:x1="17.619cm" svg:y1="10.477cm" svg:x2="15.324cm" svg:y2="13.286cm" draw:start-shape="id56" draw:start-glue-point="2" draw:end-shape="id59" draw:end-glue-point="5" svg:d="M17619 10477v500l-2295 1808v501" svg:viewBox="0 0 2296 2810">
          <text:p/>
        </draw:connector>
        <draw:connector draw:style-name="gr20" draw:text-style-name="P1" draw:layer="layout" draw:type="lines" svg:x1="19.75cm" svg:y1="10.477cm" svg:x2="15.324cm" svg:y2="13.286cm" draw:start-shape="id57" draw:start-glue-point="2" draw:end-shape="id59" draw:end-glue-point="5" svg:d="M19750 10477v500l-4426 1808v501" svg:viewBox="0 0 4427 2810">
          <text:p/>
        </draw:connector>
        <draw:connector draw:style-name="gr20" draw:text-style-name="P1" draw:layer="layout" draw:type="lines" svg:x1="21.881cm" svg:y1="10.477cm" svg:x2="15.324cm" svg:y2="13.286cm" draw:start-shape="id58" draw:start-glue-point="2" draw:end-shape="id59" draw:end-glue-point="5" svg:d="M21881 10477v500l-6557 1808v501" svg:viewBox="0 0 6558 2810">
          <text:p/>
        </draw:connector>
        <draw:custom-shape draw:style-name="gr34" draw:text-style-name="P22" draw:layer="layout" svg:width="1.727cm" svg:height="1.727cm" draw:transform="rotate (0.785398163397448) translate (16.396cm 4.81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45.795691452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2" draw:layer="layout" svg:width="1.727cm" svg:height="1.727cm" draw:transform="rotate (0.785398163397448) translate (20.583cm 9.77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45.795691452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3" xml:id="id60" draw:id="id60" draw:layer="layout" svg:width="2.024cm" svg:height="1.349cm" svg:x="18.746cm" svg:y="4.183cm">
          <text:p text:style-name="P2"><text:span text:style-name="T3">Front 4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xml:id="id61" draw:id="id61" draw:layer="layout" svg:width="2.024cm" svg:height="1.349cm" svg:x="22.969cm" svg:y="9.128cm">
          <text:p text:style-name="P2"><text:span text:style-name="T3">Back 3-4</text:span></text:p>
          <draw:enhanced-geometry svg:viewBox="0 0 21600 21600" draw:type="rectangle" draw:enhanced-path="M 0 0 L 21600 0 21600 21600 0 21600 0 0 Z N"/>
        </draw:custom-shape>
        <draw:connector draw:style-name="gr36" draw:text-style-name="P1" draw:layer="layout" draw:type="lines" svg:x1="19.758cm" svg:y1="5.532cm" svg:x2="15.324cm" svg:y2="6.734cm" draw:start-shape="id60" draw:start-glue-point="2" draw:end-shape="id50" draw:end-glue-point="4" svg:d="M19758 5532v500l-4434 201v501" svg:viewBox="0 0 4435 1203">
          <text:p/>
        </draw:connector>
        <draw:connector draw:style-name="gr36" draw:text-style-name="P1" draw:layer="layout" draw:type="lines" svg:x1="15.324cm" svg:y1="7.478cm" svg:x2="23.981cm" svg:y2="9.128cm" draw:start-shape="id50" draw:start-glue-point="8" draw:end-shape="id61" draw:end-glue-point="0" svg:d="M15324 7478v501l8657 647v502" svg:viewBox="0 0 8658 1651">
          <text:p/>
        </draw:connector>
        <draw:connector draw:style-name="gr36" draw:text-style-name="P1" draw:layer="layout" draw:type="lines" svg:x1="23.981cm" svg:y1="10.477cm" svg:x2="15.324cm" svg:y2="13.286cm" draw:start-shape="id61" draw:start-glue-point="2" draw:end-shape="id59" draw:end-glue-point="5" svg:d="M23981 10477v500l-8657 1808v501" svg:viewBox="0 0 8658 2810">
          <text:p/>
        </draw:connector>
        <draw:custom-shape draw:style-name="gr21" draw:text-style-name="P1" draw:layer="layout" svg:width="23.581cm" svg:height="13.593cm" svg:x="2.683cm" svg:y="3.185cm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custom-shape draw:style-name="gr23" draw:text-style-name="P11" xml:id="id72" draw:id="id72" draw:layer="layout" svg:width="2.341cm" svg:height="3.234cm" svg:x="14.154cm" svg:y="13.285cm">
          <text:p text:style-name="P2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12" xml:id="id62" draw:id="id62" draw:layer="layout" svg:width="2.024cm" svg:height="1.349cm" svg:x="12.077cm" svg:y="4.182cm">
          <text:p text:style-name="P2"><text:span text:style-name="T3">Front 1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xml:id="id64" draw:id="id64" draw:layer="layout" svg:width="2.024cm" svg:height="1.349cm" svg:x="14.312cm" svg:y="4.182cm">
          <text:p text:style-name="P2"><text:span text:style-name="T3">Front 2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xml:id="id65" draw:id="id65" draw:layer="layout" svg:width="2.024cm" svg:height="1.349cm" svg:x="16.547cm" svg:y="4.182cm">
          <text:p text:style-name="P2"><text:span text:style-name="T3">Front 4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xml:id="id67" draw:id="id67" draw:layer="layout" svg:width="2.024cm" svg:height="1.349cm" svg:x="11.027cm" svg:y="9.127cm">
          <text:p text:style-name="P2"><text:span text:style-name="T3">Back 2-1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xml:id="id68" draw:id="id68" draw:layer="layout" svg:width="2.024cm" svg:height="1.349cm" svg:x="13.247cm" svg:y="9.127cm">
          <text:p text:style-name="P2"><text:span text:style-name="T3">Back 3-2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xml:id="id71" draw:id="id71" draw:layer="layout" svg:width="2.024cm" svg:height="1.349cm" svg:x="20.87cm" svg:y="9.127cm">
          <text:p text:style-name="P2"><text:span text:style-name="T3">Back 3-4</text:span></text:p>
          <draw:enhanced-geometry svg:viewBox="0 0 21600 21600" draw:type="rectangle" draw:enhanced-path="M 0 0 L 21600 0 21600 21600 0 21600 0 0 Z N"/>
        </draw:custom-shape>
        <draw:custom-shape draw:style-name="gr30" draw:text-style-name="P18" xml:id="id69" draw:id="id69" draw:layer="layout" svg:width="2.024cm" svg:height="1.349cm" svg:x="16.608cm" svg:y="9.127cm">
          <text:p text:style-name="P2"><text:span text:style-name="T3">Back 3-1</text:span></text:p>
          <draw:enhanced-geometry svg:viewBox="0 0 21600 21600" draw:type="rectangle" draw:enhanced-path="M 0 0 L 21600 0 21600 21600 0 21600 0 0 Z N"/>
        </draw:custom-shape>
        <draw:custom-shape draw:style-name="gr31" draw:text-style-name="P19" xml:id="id70" draw:id="id70" draw:layer="layout" svg:width="2.024cm" svg:height="1.349cm" svg:x="18.739cm" svg:y="9.127cm">
          <text:p text:style-name="P2"><text:span text:style-name="T3">Back 3-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0" xml:id="id66" draw:id="id66" draw:layer="layout" svg:width="2.024cm" svg:height="1.349cm" svg:x="7.127cm" svg:y="9.127cm">
          <text:p text:style-name="P2"><text:span text:style-name="T3">Back 1-1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xml:id="id63" draw:id="id63" draw:layer="layout" svg:width="1.401cm" svg:height="0.744cm" svg:x="14.624cm" svg:y="6.733cm">
          <text:p text:style-name="P2"><text:span text:style-name="T3">L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" draw:layer="layout" draw:type="lines" svg:x1="13.089cm" svg:y1="5.531cm" svg:x2="15.325cm" svg:y2="6.733cm" draw:start-shape="id62" draw:start-glue-point="2" draw:end-shape="id63" draw:end-glue-point="4" svg:d="M13089 5531v500l2236 201v501" svg:viewBox="0 0 2237 1203">
          <text:p/>
        </draw:connector>
        <draw:connector draw:style-name="gr20" draw:text-style-name="P1" draw:layer="layout" draw:type="lines" svg:x1="15.324cm" svg:y1="5.531cm" svg:x2="15.325cm" svg:y2="6.733cm" draw:start-shape="id64" draw:start-glue-point="2" draw:end-shape="id63" draw:end-glue-point="4" svg:d="M15324 5531v500l1 201v501" svg:viewBox="0 0 2 1203">
          <text:p/>
        </draw:connector>
        <draw:connector draw:style-name="gr20" draw:text-style-name="P1" draw:layer="layout" draw:type="lines" svg:x1="17.559cm" svg:y1="5.531cm" svg:x2="15.325cm" svg:y2="6.733cm" draw:start-shape="id65" draw:start-glue-point="2" draw:end-shape="id63" draw:end-glue-point="4" svg:d="M17559 5531v500l-2234 201v501" svg:viewBox="0 0 2235 1203">
          <text:p/>
        </draw:connector>
        <draw:connector draw:style-name="gr20" draw:text-style-name="P1" draw:layer="layout" draw:type="lines" svg:x1="15.325cm" svg:y1="7.477cm" svg:x2="8.139cm" svg:y2="9.127cm" draw:start-shape="id63" draw:start-glue-point="8" draw:end-shape="id66" draw:end-glue-point="0" svg:d="M15325 7477v501l-7186 647v502" svg:viewBox="0 0 7187 1651">
          <text:p/>
        </draw:connector>
        <draw:connector draw:style-name="gr20" draw:text-style-name="P1" draw:layer="layout" draw:type="lines" svg:x1="12.039cm" svg:y1="9.127cm" svg:x2="15.325cm" svg:y2="7.477cm" draw:start-shape="id67" draw:start-glue-point="0" draw:end-shape="id63" draw:end-glue-point="8" svg:d="M12039 9127v-502l3286-647v-501" svg:viewBox="0 0 3287 1651">
          <text:p/>
        </draw:connector>
        <draw:connector draw:style-name="gr20" draw:text-style-name="P1" draw:layer="layout" draw:type="lines" svg:x1="14.259cm" svg:y1="9.127cm" svg:x2="15.325cm" svg:y2="7.477cm" draw:start-shape="id68" draw:start-glue-point="0" draw:end-shape="id63" draw:end-glue-point="8" svg:d="M14259 9127v-502l1066-647v-501" svg:viewBox="0 0 1067 1651">
          <text:p/>
        </draw:connector>
        <draw:connector draw:style-name="gr20" draw:text-style-name="P1" draw:layer="layout" draw:type="lines" svg:x1="17.62cm" svg:y1="9.127cm" svg:x2="15.325cm" svg:y2="7.477cm" draw:start-shape="id69" draw:start-glue-point="0" draw:end-shape="id63" draw:end-glue-point="8" svg:d="M17620 9127v-502l-2295-647v-501" svg:viewBox="0 0 2296 1651">
          <text:p/>
        </draw:connector>
        <draw:connector draw:style-name="gr20" draw:text-style-name="P1" draw:layer="layout" draw:type="lines" svg:x1="19.751cm" svg:y1="9.127cm" svg:x2="15.325cm" svg:y2="7.477cm" draw:start-shape="id70" draw:start-glue-point="0" draw:end-shape="id63" draw:end-glue-point="8" svg:d="M19751 9127v-502l-4426-647v-501" svg:viewBox="0 0 4427 1651">
          <text:p/>
        </draw:connector>
        <draw:connector draw:style-name="gr20" draw:text-style-name="P1" draw:layer="layout" draw:type="lines" svg:x1="21.882cm" svg:y1="9.127cm" svg:x2="15.325cm" svg:y2="7.477cm" draw:start-shape="id71" draw:start-glue-point="0" draw:end-shape="id63" draw:end-glue-point="8" svg:d="M21882 9127v-502l-6557-647v-501" svg:viewBox="0 0 6558 1651">
          <text:p/>
        </draw:connector>
        <draw:connector draw:style-name="gr20" draw:text-style-name="P1" draw:layer="layout" draw:type="lines" svg:x1="8.139cm" svg:y1="10.476cm" svg:x2="15.325cm" svg:y2="13.285cm" draw:start-shape="id66" draw:start-glue-point="2" draw:end-shape="id72" draw:end-glue-point="5" svg:d="M8139 10476v500l7186 1808v501" svg:viewBox="0 0 7187 2810">
          <text:p/>
        </draw:connector>
        <draw:connector draw:style-name="gr20" draw:text-style-name="P1" draw:layer="layout" draw:type="lines" svg:x1="12.039cm" svg:y1="10.476cm" svg:x2="15.325cm" svg:y2="13.285cm" draw:start-shape="id67" draw:start-glue-point="2" draw:end-shape="id72" draw:end-glue-point="5" svg:d="M12039 10476v500l3286 1808v501" svg:viewBox="0 0 3287 2810">
          <text:p/>
        </draw:connector>
        <draw:connector draw:style-name="gr20" draw:text-style-name="P1" draw:layer="layout" draw:type="lines" svg:x1="14.259cm" svg:y1="10.476cm" svg:x2="15.325cm" svg:y2="13.285cm" draw:start-shape="id68" draw:start-glue-point="2" draw:end-shape="id72" draw:end-glue-point="5" svg:d="M14259 10476v500l1066 1808v501" svg:viewBox="0 0 1067 2810">
          <text:p/>
        </draw:connector>
        <draw:connector draw:style-name="gr20" draw:text-style-name="P1" draw:layer="layout" draw:type="lines" svg:x1="17.62cm" svg:y1="10.476cm" svg:x2="15.325cm" svg:y2="13.285cm" draw:start-shape="id69" draw:start-glue-point="2" draw:end-shape="id72" draw:end-glue-point="5" svg:d="M17620 10476v500l-2295 1808v501" svg:viewBox="0 0 2296 2810">
          <text:p/>
        </draw:connector>
        <draw:connector draw:style-name="gr20" draw:text-style-name="P1" draw:layer="layout" draw:type="lines" svg:x1="19.751cm" svg:y1="10.476cm" svg:x2="15.325cm" svg:y2="13.285cm" draw:start-shape="id70" draw:start-glue-point="2" draw:end-shape="id72" draw:end-glue-point="5" svg:d="M19751 10476v500l-4426 1808v501" svg:viewBox="0 0 4427 2810">
          <text:p/>
        </draw:connector>
        <draw:connector draw:style-name="gr20" draw:text-style-name="P1" draw:layer="layout" draw:type="lines" svg:x1="21.882cm" svg:y1="10.476cm" svg:x2="15.325cm" svg:y2="13.285cm" draw:start-shape="id71" draw:start-glue-point="2" draw:end-shape="id72" draw:end-glue-point="5" svg:d="M21882 10476v500l-6557 1808v501" svg:viewBox="0 0 6558 2810">
          <text:p/>
        </draw:connector>
        <draw:custom-shape draw:style-name="gr35" draw:text-style-name="P23" xml:id="id73" draw:id="id73" draw:layer="layout" svg:width="2.024cm" svg:height="1.349cm" svg:x="5.027cm" svg:y="9.127cm">
          <text:p text:style-name="P2"><text:span text:style-name="T3">Back 1-2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xml:id="id74" draw:id="id74" draw:layer="layout" svg:width="2.024cm" svg:height="1.349cm" svg:x="2.927cm" svg:y="9.127cm">
          <text:p text:style-name="P2"><text:span text:style-name="T3">Back 1-3</text:span></text:p>
          <draw:enhanced-geometry svg:viewBox="0 0 21600 21600" draw:type="rectangle" draw:enhanced-path="M 0 0 L 21600 0 21600 21600 0 21600 0 0 Z N"/>
        </draw:custom-shape>
        <draw:connector draw:style-name="gr36" draw:text-style-name="P1" draw:layer="layout" draw:type="lines" svg:x1="6.039cm" svg:y1="9.127cm" svg:x2="15.325cm" svg:y2="7.477cm" draw:start-shape="id73" draw:start-glue-point="0" draw:end-shape="id63" draw:end-glue-point="8" svg:d="M6039 9127v-502l9286-647v-501" svg:viewBox="0 0 9287 1651">
          <text:p/>
        </draw:connector>
        <draw:connector draw:style-name="gr36" draw:text-style-name="P1" draw:layer="layout" draw:type="lines" svg:x1="3.939cm" svg:y1="9.127cm" svg:x2="15.325cm" svg:y2="7.477cm" draw:start-shape="id74" draw:start-glue-point="0" draw:end-shape="id63" draw:end-glue-point="8" svg:d="M3939 9127v-502l11386-647v-501" svg:viewBox="0 0 11387 1651">
          <text:p/>
        </draw:connector>
        <draw:connector draw:style-name="gr36" draw:text-style-name="P1" draw:layer="layout" draw:type="lines" svg:x1="6.039cm" svg:y1="10.476cm" svg:x2="15.324cm" svg:y2="13.285cm" draw:start-shape="id73" draw:start-glue-point="2" draw:end-shape="id72" svg:d="M6039 10476v500l9285 1808v501" svg:viewBox="0 0 9286 2810">
          <text:p/>
        </draw:connector>
        <draw:connector draw:style-name="gr36" draw:text-style-name="P1" draw:layer="layout" draw:type="lines" svg:x1="3.939cm" svg:y1="10.476cm" svg:x2="15.325cm" svg:y2="13.285cm" draw:start-shape="id74" draw:start-glue-point="2" draw:end-shape="id72" draw:end-glue-point="5" svg:d="M3939 10476v500l11386 1808v501" svg:viewBox="0 0 11387 2810">
          <text:p/>
        </draw:connector>
        <draw:custom-shape draw:style-name="gr21" draw:text-style-name="P1" draw:layer="layout" svg:width="23.581cm" svg:height="13.593cm" svg:x="2.683cm" svg:y="3.185cm">
          <text:p/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custom-shape draw:style-name="gr23" draw:text-style-name="P11" xml:id="id85" draw:id="id85" draw:layer="layout" svg:width="2.341cm" svg:height="3.234cm" svg:x="14.158cm" svg:y="13.284cm">
          <text:p text:style-name="P2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12" xml:id="id75" draw:id="id75" draw:layer="layout" svg:width="2.024cm" svg:height="1.349cm" svg:x="12.081cm" svg:y="4.181cm">
          <text:p text:style-name="P2"><text:span text:style-name="T3">Front 1</text:span></text:p>
          <draw:enhanced-geometry svg:viewBox="0 0 21600 21600" draw:type="rectangle" draw:enhanced-path="M 0 0 L 21600 0 21600 21600 0 21600 0 0 Z N"/>
        </draw:custom-shape>
        <draw:custom-shape draw:style-name="gr25" draw:text-style-name="P13" xml:id="id77" draw:id="id77" draw:layer="layout" svg:width="2.024cm" svg:height="1.349cm" svg:x="14.316cm" svg:y="4.181cm">
          <text:p text:style-name="P2"><text:span text:style-name="T3">Front 2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xml:id="id78" draw:id="id78" draw:layer="layout" svg:width="2.024cm" svg:height="1.349cm" svg:x="16.551cm" svg:y="4.181cm">
          <text:p text:style-name="P2"><text:span text:style-name="T3">Front 4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xml:id="id80" draw:id="id80" draw:layer="layout" svg:width="2.024cm" svg:height="1.349cm" svg:x="11.031cm" svg:y="9.126cm">
          <text:p text:style-name="P2"><text:span text:style-name="T3">Back 2-1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xml:id="id81" draw:id="id81" draw:layer="layout" svg:width="2.024cm" svg:height="1.349cm" svg:x="13.251cm" svg:y="9.126cm">
          <text:p text:style-name="P2"><text:span text:style-name="T3">Back 3-2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xml:id="id84" draw:id="id84" draw:layer="layout" svg:width="2.024cm" svg:height="1.349cm" svg:x="20.874cm" svg:y="9.126cm">
          <text:p text:style-name="P2"><text:span text:style-name="T3">Back 3-4</text:span></text:p>
          <draw:enhanced-geometry svg:viewBox="0 0 21600 21600" draw:type="rectangle" draw:enhanced-path="M 0 0 L 21600 0 21600 21600 0 21600 0 0 Z N"/>
        </draw:custom-shape>
        <draw:custom-shape draw:style-name="gr30" draw:text-style-name="P18" xml:id="id82" draw:id="id82" draw:layer="layout" svg:width="2.024cm" svg:height="1.349cm" svg:x="16.612cm" svg:y="9.126cm">
          <text:p text:style-name="P2"><text:span text:style-name="T3">Back 3-1</text:span></text:p>
          <draw:enhanced-geometry svg:viewBox="0 0 21600 21600" draw:type="rectangle" draw:enhanced-path="M 0 0 L 21600 0 21600 21600 0 21600 0 0 Z N"/>
        </draw:custom-shape>
        <draw:custom-shape draw:style-name="gr31" draw:text-style-name="P19" xml:id="id83" draw:id="id83" draw:layer="layout" svg:width="2.024cm" svg:height="1.349cm" svg:x="18.743cm" svg:y="9.126cm">
          <text:p text:style-name="P2"><text:span text:style-name="T3">Back 3-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0" xml:id="id79" draw:id="id79" draw:layer="layout" svg:width="2.024cm" svg:height="1.349cm" svg:x="7.131cm" svg:y="9.126cm">
          <text:p text:style-name="P2"><text:span text:style-name="T3">Back 1-1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xml:id="id76" draw:id="id76" draw:layer="layout" svg:width="1.401cm" svg:height="0.744cm" svg:x="14.628cm" svg:y="6.732cm">
          <text:p text:style-name="P2"><text:span text:style-name="T3">L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" draw:layer="layout" draw:type="lines" svg:x1="13.093cm" svg:y1="5.53cm" svg:x2="15.329cm" svg:y2="6.732cm" draw:start-shape="id75" draw:start-glue-point="2" draw:end-shape="id76" draw:end-glue-point="4" svg:d="M13093 5530v500l2236 201v501" svg:viewBox="0 0 2237 1203">
          <text:p/>
        </draw:connector>
        <draw:connector draw:style-name="gr20" draw:text-style-name="P1" draw:layer="layout" draw:type="lines" svg:x1="15.328cm" svg:y1="5.53cm" svg:x2="15.329cm" svg:y2="6.732cm" draw:start-shape="id77" draw:start-glue-point="2" draw:end-shape="id76" draw:end-glue-point="4" svg:d="M15328 5530v500l1 201v501" svg:viewBox="0 0 2 1203">
          <text:p/>
        </draw:connector>
        <draw:connector draw:style-name="gr20" draw:text-style-name="P1" draw:layer="layout" draw:type="lines" svg:x1="17.563cm" svg:y1="5.53cm" svg:x2="15.329cm" svg:y2="6.732cm" draw:start-shape="id78" draw:start-glue-point="2" draw:end-shape="id76" draw:end-glue-point="4" svg:d="M17563 5530v500l-2234 201v501" svg:viewBox="0 0 2235 1203">
          <text:p/>
        </draw:connector>
        <draw:connector draw:style-name="gr20" draw:text-style-name="P1" draw:layer="layout" draw:type="lines" svg:x1="15.329cm" svg:y1="7.476cm" svg:x2="8.143cm" svg:y2="9.126cm" draw:start-shape="id76" draw:start-glue-point="8" draw:end-shape="id79" draw:end-glue-point="0" svg:d="M15329 7476v501l-7186 647v502" svg:viewBox="0 0 7187 1651">
          <text:p/>
        </draw:connector>
        <draw:connector draw:style-name="gr20" draw:text-style-name="P1" draw:layer="layout" draw:type="lines" svg:x1="12.043cm" svg:y1="9.126cm" svg:x2="15.329cm" svg:y2="7.476cm" draw:start-shape="id80" draw:start-glue-point="0" draw:end-shape="id76" draw:end-glue-point="8" svg:d="M12043 9126v-502l3286-647v-501" svg:viewBox="0 0 3287 1651">
          <text:p/>
        </draw:connector>
        <draw:connector draw:style-name="gr20" draw:text-style-name="P1" draw:layer="layout" draw:type="lines" svg:x1="14.263cm" svg:y1="9.126cm" svg:x2="15.329cm" svg:y2="7.476cm" draw:start-shape="id81" draw:start-glue-point="0" draw:end-shape="id76" draw:end-glue-point="8" svg:d="M14263 9126v-502l1066-647v-501" svg:viewBox="0 0 1067 1651">
          <text:p/>
        </draw:connector>
        <draw:connector draw:style-name="gr20" draw:text-style-name="P1" draw:layer="layout" draw:type="lines" svg:x1="17.624cm" svg:y1="9.126cm" svg:x2="15.329cm" svg:y2="7.476cm" draw:start-shape="id82" draw:start-glue-point="0" draw:end-shape="id76" draw:end-glue-point="8" svg:d="M17624 9126v-502l-2295-647v-501" svg:viewBox="0 0 2296 1651">
          <text:p/>
        </draw:connector>
        <draw:connector draw:style-name="gr20" draw:text-style-name="P1" draw:layer="layout" draw:type="lines" svg:x1="19.755cm" svg:y1="9.126cm" svg:x2="15.329cm" svg:y2="7.476cm" draw:start-shape="id83" draw:start-glue-point="0" draw:end-shape="id76" draw:end-glue-point="8" svg:d="M19755 9126v-502l-4426-647v-501" svg:viewBox="0 0 4427 1651">
          <text:p/>
        </draw:connector>
        <draw:connector draw:style-name="gr20" draw:text-style-name="P1" draw:layer="layout" draw:type="lines" svg:x1="21.886cm" svg:y1="9.126cm" svg:x2="15.329cm" svg:y2="7.476cm" draw:start-shape="id84" draw:start-glue-point="0" draw:end-shape="id76" draw:end-glue-point="8" svg:d="M21886 9126v-502l-6557-647v-501" svg:viewBox="0 0 6558 1651">
          <text:p/>
        </draw:connector>
        <draw:connector draw:style-name="gr20" draw:text-style-name="P1" draw:layer="layout" draw:type="lines" svg:x1="8.143cm" svg:y1="10.475cm" svg:x2="15.329cm" svg:y2="13.284cm" draw:start-shape="id79" draw:start-glue-point="2" draw:end-shape="id85" draw:end-glue-point="5" svg:d="M8143 10475v500l7186 1808v501" svg:viewBox="0 0 7187 2810">
          <text:p/>
        </draw:connector>
        <draw:connector draw:style-name="gr20" draw:text-style-name="P1" draw:layer="layout" draw:type="lines" svg:x1="12.043cm" svg:y1="10.475cm" svg:x2="15.329cm" svg:y2="13.284cm" draw:start-shape="id80" draw:start-glue-point="2" draw:end-shape="id85" draw:end-glue-point="5" svg:d="M12043 10475v500l3286 1808v501" svg:viewBox="0 0 3287 2810">
          <text:p/>
        </draw:connector>
        <draw:connector draw:style-name="gr20" draw:text-style-name="P1" draw:layer="layout" draw:type="lines" svg:x1="14.263cm" svg:y1="10.475cm" svg:x2="15.329cm" svg:y2="13.284cm" draw:start-shape="id81" draw:start-glue-point="2" draw:end-shape="id85" draw:end-glue-point="5" svg:d="M14263 10475v500l1066 1808v501" svg:viewBox="0 0 1067 2810">
          <text:p/>
        </draw:connector>
        <draw:connector draw:style-name="gr20" draw:text-style-name="P1" draw:layer="layout" draw:type="lines" svg:x1="17.624cm" svg:y1="10.475cm" svg:x2="15.329cm" svg:y2="13.284cm" draw:start-shape="id82" draw:start-glue-point="2" draw:end-shape="id85" draw:end-glue-point="5" svg:d="M17624 10475v500l-2295 1808v501" svg:viewBox="0 0 2296 2810">
          <text:p/>
        </draw:connector>
        <draw:connector draw:style-name="gr20" draw:text-style-name="P1" draw:layer="layout" draw:type="lines" svg:x1="19.755cm" svg:y1="10.475cm" svg:x2="15.329cm" svg:y2="13.284cm" draw:start-shape="id83" draw:start-glue-point="2" draw:end-shape="id85" draw:end-glue-point="5" svg:d="M19755 10475v500l-4426 1808v501" svg:viewBox="0 0 4427 2810">
          <text:p/>
        </draw:connector>
        <draw:connector draw:style-name="gr20" draw:text-style-name="P1" draw:layer="layout" draw:type="lines" svg:x1="21.886cm" svg:y1="10.475cm" svg:x2="15.329cm" svg:y2="13.284cm" draw:start-shape="id84" draw:start-glue-point="2" draw:end-shape="id85" draw:end-glue-point="5" svg:d="M21886 10475v500l-6557 1808v501" svg:viewBox="0 0 6558 2810">
          <text:p/>
        </draw:connector>
        <draw:custom-shape draw:style-name="gr21" draw:text-style-name="P1" draw:layer="layout" svg:width="23.581cm" svg:height="13.593cm" svg:x="2.683cm" svg:y="3.18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2" draw:display-name="Gradient 12" draw:style="linear" draw:start-color="#dee6ef" draw:end-color="#2a6099" draw:start-intensity="100%" draw:end-intensity="100%" draw:angle="300" draw:border="0%"/>
    <draw:gradient draw:name="Gradient_20_13" draw:display-name="Gradient 13" draw:style="linear" draw:start-color="#dee6ef" draw:end-color="#2a6099" draw:start-intensity="100%" draw:end-intensity="100%" draw:angle="300" draw:border="0%"/>
    <draw:gradient draw:name="Gradient_20_14" draw:display-name="Gradient 14" draw:style="linear" draw:start-color="#dee6ef" draw:end-color="#2a6099" draw:start-intensity="100%" draw:end-intensity="100%" draw:angle="300" draw:border="0%"/>
    <draw:gradient draw:name="Gradient_20_17" draw:display-name="Gradient 17" draw:style="linear" draw:start-color="#ffe994" draw:end-color="#ffbf00" draw:start-intensity="100%" draw:end-intensity="100%" draw:angle="300" draw:border="0%"/>
    <draw:gradient draw:name="Gradient_20_18" draw:display-name="Gradient 18" draw:style="linear" draw:start-color="#ffe994" draw:end-color="#ffbf00" draw:start-intensity="100%" draw:end-intensity="100%" draw:angle="300" draw:border="0%"/>
    <draw:gradient draw:name="Gradient_20_22" draw:display-name="Gradient 22" draw:style="linear" draw:start-color="#e0c2cd" draw:end-color="#800080" draw:start-intensity="100%" draw:end-intensity="100%" draw:angle="300" draw:border="0%"/>
    <draw:gradient draw:name="Gradient_20_23" draw:display-name="Gradient 23" draw:style="linear" draw:start-color="#ecd9e0" draw:end-color="#b348b3" draw:start-intensity="100%" draw:end-intensity="100%" draw:angle="300" draw:border="0%"/>
    <draw:gradient draw:name="Gradient_20_25" draw:display-name="Gradient 25" draw:style="linear" draw:start-color="#ffffff" draw:end-color="#b2b2b2" draw:start-intensity="100%" draw:end-intensity="100%" draw:angle="300" draw:border="0%"/>
    <draw:gradient draw:name="Gradient_20_36" draw:display-name="Gradient 36" draw:style="linear" draw:start-color="#ffd7d7" draw:end-color="#ff0000" draw:start-intensity="100%" draw:end-intensity="100%" draw:angle="210" draw:border="0%"/>
    <draw:gradient draw:name="Gradient_20_5" draw:display-name="Gradient 5" draw:style="linear" draw:start-color="#dde8cb" draw:end-color="#00a933" draw:start-intensity="100%" draw:end-intensity="100%" draw:angle="300" draw:border="0%"/>
    <draw:gradient draw:name="Gradient_20_59" draw:display-name="Gradient 59" draw:style="linear" draw:start-color="#dedce6" draw:end-color="#55308d" draw:start-intensity="100%" draw:end-intensity="100%" draw:angle="300" draw:border="0%"/>
    <draw:gradient draw:name="Gradient_20_6" draw:display-name="Gradient 6" draw:style="linear" draw:start-color="#dde8cb" draw:end-color="#00a933" draw:start-intensity="100%" draw:end-intensity="100%" draw:angle="300" draw:border="0%"/>
    <draw:gradient draw:name="Gradient_20_7" draw:display-name="Gradient 7" draw:style="linear" draw:start-color="#dde8cb" draw:end-color="#00a933" draw:start-intensity="100%" draw:end-intensity="100%" draw:angle="300" draw:border="0%"/>
    <draw:gradient draw:name="Gradient_20_8" draw:display-name="Gradient 8" draw:style="linear" draw:start-color="#dde8cb" draw:end-color="#00a933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1T14:35:20.982794179</meta:creation-date>
    <dc:date>2020-01-24T16:03:24.829697213</dc:date>
    <meta:editing-duration>PT2H3M7S</meta:editing-duration>
    <meta:editing-cycles>6</meta:editing-cycles>
    <meta:generator>LibreOffice/6.1.5.2$MacOSX_X86_64 LibreOffice_project/90f8dcf33c87b3705e78202e3df5142b201bd805</meta:generator>
    <meta:document-statistic meta:object-count="236"/>
  </office:meta>
</office:document-meta>
</file>